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 svg:font-family="'Bitstream Vera Sans'" style:font-family-generic="roman" style:font-pitch="variable"/>
    <style:font-face style:name="Liberation Serif" svg:font-family="'Liberation Serif'"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2" style:family="paragraph" style:parent-style-name="Text_20_body">
      <style:text-properties officeooo:paragraph-rsid="0011ef35"/>
    </style:style>
    <style:style style:name="P3" style:family="paragraph" style:parent-style-name="Text_20_body">
      <style:text-properties officeooo:paragraph-rsid="001580f7"/>
    </style:style>
    <style:style style:name="P4" style:family="paragraph" style:parent-style-name="Text_20_body">
      <style:text-properties officeooo:rsid="0017e660" officeooo:paragraph-rsid="0017e660"/>
    </style:style>
    <style:style style:name="P5" style:family="paragraph" style:parent-style-name="Text_20_body">
      <style:text-properties officeooo:paragraph-rsid="00254eac"/>
    </style:style>
    <style:style style:name="P6" style:family="paragraph" style:parent-style-name="Text_20_body">
      <style:text-properties officeooo:rsid="002ca532" officeooo:paragraph-rsid="002ca532"/>
    </style:style>
    <style:style style:name="P7" style:family="paragraph" style:parent-style-name="Text_20_body">
      <style:text-properties officeooo:rsid="002ca532" officeooo:paragraph-rsid="002e69a7"/>
    </style:style>
    <style:style style:name="P8" style:family="paragraph" style:parent-style-name="Text_20_body">
      <style:text-properties officeooo:rsid="002ca532" officeooo:paragraph-rsid="004f1295"/>
    </style:style>
    <style:style style:name="P9" style:family="paragraph" style:parent-style-name="Text_20_body">
      <style:text-properties officeooo:rsid="00440b7b" officeooo:paragraph-rsid="00440b7b"/>
    </style:style>
    <style:style style:name="P10" style:family="paragraph" style:parent-style-name="Text_20_body">
      <style:text-properties officeooo:rsid="0046c858" officeooo:paragraph-rsid="0046c858"/>
    </style:style>
    <style:style style:name="P11" style:family="paragraph" style:parent-style-name="Text_20_body">
      <style:text-properties officeooo:rsid="002ea28e" officeooo:paragraph-rsid="002ea28e"/>
    </style:style>
    <style:style style:name="P12" style:family="paragraph" style:parent-style-name="Text_20_body">
      <style:text-properties officeooo:rsid="002ea28e" officeooo:paragraph-rsid="004f1295"/>
    </style:style>
    <style:style style:name="P13" style:family="paragraph" style:parent-style-name="Text_20_body">
      <style:text-properties officeooo:rsid="004b2106" officeooo:paragraph-rsid="004b2106"/>
    </style:style>
    <style:style style:name="P14" style:family="paragraph" style:parent-style-name="Text_20_body">
      <style:text-properties officeooo:rsid="004beec9" officeooo:paragraph-rsid="004beec9"/>
    </style:style>
    <style:style style:name="P15" style:family="paragraph" style:parent-style-name="Text_20_body">
      <style:text-properties officeooo:rsid="004d75d3" officeooo:paragraph-rsid="004d75d3"/>
    </style:style>
    <style:style style:name="P16" style:family="paragraph" style:parent-style-name="Text_20_body">
      <style:text-properties officeooo:rsid="004f1295" officeooo:paragraph-rsid="004f1295"/>
    </style:style>
    <style:style style:name="P17" style:family="paragraph" style:parent-style-name="Text_20_body">
      <style:text-properties officeooo:rsid="0017a2fc" officeooo:paragraph-rsid="0017a2fc"/>
    </style:style>
    <style:style style:name="P18" style:family="paragraph" style:parent-style-name="Text_20_body">
      <style:text-properties officeooo:rsid="002b76cd" officeooo:paragraph-rsid="00221b35"/>
    </style:style>
    <style:style style:name="P19" style:family="paragraph" style:parent-style-name="Text_20_body">
      <style:text-properties officeooo:rsid="005140db" officeooo:paragraph-rsid="005140db"/>
    </style:style>
    <style:style style:name="P20" style:family="paragraph" style:parent-style-name="Text_20_body">
      <style:text-properties officeooo:rsid="00529042" officeooo:paragraph-rsid="00529042"/>
    </style:style>
    <style:style style:name="P21" style:family="paragraph" style:parent-style-name="Text_20_body">
      <style:text-properties officeooo:rsid="0052fb6d" officeooo:paragraph-rsid="0052fb6d"/>
    </style:style>
    <style:style style:name="P22" style:family="paragraph" style:parent-style-name="Text_20_body">
      <style:text-properties officeooo:rsid="0052fb6d" officeooo:paragraph-rsid="0053d2a0"/>
    </style:style>
    <style:style style:name="P23" style:family="paragraph" style:parent-style-name="Text_20_body">
      <style:text-properties officeooo:paragraph-rsid="0010d150"/>
    </style:style>
    <style:style style:name="P24" style:family="paragraph" style:parent-style-name="Text_20_body">
      <style:text-properties officeooo:rsid="00630bf9" officeooo:paragraph-rsid="00630bf9"/>
    </style:style>
    <style:style style:name="P25" style:family="paragraph" style:parent-style-name="Text_20_body">
      <style:text-properties officeooo:rsid="00644177" officeooo:paragraph-rsid="00644177"/>
    </style:style>
    <style:style style:name="P26" style:family="paragraph" style:parent-style-name="Text_20_body">
      <style:text-properties officeooo:rsid="00658000" officeooo:paragraph-rsid="00658000"/>
    </style:style>
    <style:style style:name="P27" style:family="paragraph" style:parent-style-name="Text_20_body">
      <style:text-properties officeooo:rsid="00658000" officeooo:paragraph-rsid="00676ec7"/>
    </style:style>
    <style:style style:name="P28" style:family="paragraph" style:parent-style-name="Text_20_body">
      <style:text-properties officeooo:rsid="0066ea87" officeooo:paragraph-rsid="0066ea87"/>
    </style:style>
    <style:style style:name="P29" style:family="paragraph" style:parent-style-name="Text_20_body">
      <style:text-properties officeooo:rsid="00676ec7" officeooo:paragraph-rsid="00676ec7"/>
    </style:style>
    <style:style style:name="P3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3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3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3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3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3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3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3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3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3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40"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41" style:family="paragraph" style:parent-style-name="Text_20_body">
      <style:paragraph-properties fo:margin-top="0.201cm" fo:margin-bottom="0.413cm" loext:contextual-spacing="false"/>
      <style:text-properties officeooo:rsid="0017a2fc" officeooo:paragraph-rsid="0017a2fc"/>
    </style:style>
    <style:style style:name="P42" style:family="paragraph" style:parent-style-name="Text_20_body">
      <style:paragraph-properties fo:margin-top="0.201cm" fo:margin-bottom="0.413cm" loext:contextual-spacing="false"/>
      <style:text-properties officeooo:rsid="001b4fc3" officeooo:paragraph-rsid="002014ae"/>
    </style:style>
    <style:style style:name="P43" style:family="paragraph" style:parent-style-name="Text_20_body">
      <style:paragraph-properties fo:margin-top="0.201cm" fo:margin-bottom="0.413cm" loext:contextual-spacing="false"/>
      <style:text-properties officeooo:rsid="001b4fc3" officeooo:paragraph-rsid="00254eac"/>
    </style:style>
    <style:style style:name="P44" style:family="paragraph" style:parent-style-name="Text_20_body">
      <style:paragraph-properties fo:margin-top="0.201cm" fo:margin-bottom="0.413cm" loext:contextual-spacing="false"/>
      <style:text-properties officeooo:rsid="002014ae" officeooo:paragraph-rsid="002014ae"/>
    </style:style>
    <style:style style:name="P45" style:family="paragraph" style:parent-style-name="Text_20_body">
      <style:paragraph-properties fo:margin-top="0.201cm" fo:margin-bottom="0.413cm" loext:contextual-spacing="false"/>
      <style:text-properties officeooo:rsid="0020d374" officeooo:paragraph-rsid="0020d374"/>
    </style:style>
    <style:style style:name="P46" style:family="paragraph" style:parent-style-name="Text_20_body">
      <style:paragraph-properties fo:margin-top="0.201cm" fo:margin-bottom="0.413cm" loext:contextual-spacing="false"/>
      <style:text-properties officeooo:rsid="002105a1" officeooo:paragraph-rsid="002105a1"/>
    </style:style>
    <style:style style:name="P47" style:family="paragraph" style:parent-style-name="Text_20_body">
      <style:paragraph-properties fo:margin-top="0.201cm" fo:margin-bottom="0.413cm" loext:contextual-spacing="false"/>
      <style:text-properties officeooo:rsid="002105a1" officeooo:paragraph-rsid="0028b864"/>
    </style:style>
    <style:style style:name="P48" style:family="paragraph" style:parent-style-name="Text_20_body">
      <style:paragraph-properties fo:margin-top="0.201cm" fo:margin-bottom="0.413cm" loext:contextual-spacing="false"/>
      <style:text-properties officeooo:rsid="00221b35" officeooo:paragraph-rsid="0022e01a"/>
    </style:style>
    <style:style style:name="P49" style:family="paragraph" style:parent-style-name="Text_20_body">
      <style:paragraph-properties fo:margin-top="0.201cm" fo:margin-bottom="0.413cm" loext:contextual-spacing="false"/>
      <style:text-properties officeooo:rsid="003bd71e" officeooo:paragraph-rsid="003bd71e"/>
    </style:style>
    <style:style style:name="P50" style:family="paragraph" style:parent-style-name="Text_20_body">
      <style:paragraph-properties fo:margin-top="0.201cm" fo:margin-bottom="0.413cm" loext:contextual-spacing="false"/>
      <style:text-properties officeooo:rsid="0017e660" officeooo:paragraph-rsid="00254eac"/>
    </style:style>
    <style:style style:name="P51" style:family="paragraph" style:parent-style-name="Text_20_body">
      <style:paragraph-properties fo:margin-top="0.201cm" fo:margin-bottom="0.413cm" loext:contextual-spacing="false"/>
      <style:text-properties officeooo:rsid="0041e574" officeooo:paragraph-rsid="0041e574"/>
    </style:style>
    <style:style style:name="P52" style:family="paragraph" style:parent-style-name="Text_20_body">
      <style:paragraph-properties fo:margin-top="0.201cm" fo:margin-bottom="0.413cm" loext:contextual-spacing="false"/>
      <style:text-properties officeooo:rsid="0043d25c" officeooo:paragraph-rsid="0043d25c"/>
    </style:style>
    <style:style style:name="P53" style:family="paragraph" style:parent-style-name="Text_20_body">
      <style:paragraph-properties fo:margin-top="0.201cm" fo:margin-bottom="0.413cm" loext:contextual-spacing="false"/>
      <style:text-properties officeooo:rsid="0047d3f1" officeooo:paragraph-rsid="0047d3f1"/>
    </style:style>
    <style:style style:name="P54" style:family="paragraph" style:parent-style-name="Text_20_body">
      <style:paragraph-properties fo:margin-top="0.201cm" fo:margin-bottom="0.413cm" loext:contextual-spacing="false"/>
      <style:text-properties officeooo:rsid="003a7820" officeooo:paragraph-rsid="003a7820"/>
    </style:style>
    <style:style style:name="P55"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56"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57"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58"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5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6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6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6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6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6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6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6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6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6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6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7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7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7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7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7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7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7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7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7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7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80"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81"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310a29" officeooo:paragraph-rsid="00310a29"/>
    </style:style>
    <style:style style:name="P82"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221b35"/>
    </style:style>
    <style:style style:name="P83" style:family="paragraph" style:parent-style-name="Text_20_body">
      <style:paragraph-properties fo:break-before="page"/>
      <style:text-properties officeooo:rsid="00658000" officeooo:paragraph-rsid="00658000"/>
    </style:style>
    <style:style style:name="P84" style:family="paragraph" style:parent-style-name="Title">
      <style:text-properties officeooo:rsid="0010d150" officeooo:paragraph-rsid="0010d150"/>
    </style:style>
    <style:style style:name="P85"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86"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8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style:font-name="Bitstream Vera Sans"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90" style:family="paragraph" style:parent-style-name="Heading_20_1">
      <style:paragraph-properties fo:break-before="page"/>
      <style:text-properties style:font-name="Bitstream Vera Sans"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91" style:family="paragraph" style:parent-style-name="Heading_20_2">
      <style:text-properties officeooo:paragraph-rsid="001580f7"/>
    </style:style>
    <style:style style:name="P92" style:family="paragraph" style:parent-style-name="Heading_20_2" style:list-style-name="">
      <style:text-properties officeooo:paragraph-rsid="001580f7"/>
    </style:style>
    <style:style style:name="P93" style:family="paragraph" style:parent-style-name="Heading_20_2">
      <style:text-properties style:font-name="Bitstream Vera Sans"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94" style:family="paragraph" style:parent-style-name="Heading_20_2">
      <style:paragraph-properties fo:break-before="page"/>
      <style:text-properties officeooo:rsid="001580f7" officeooo:paragraph-rsid="0016eb56"/>
    </style:style>
    <style:style style:name="P95" style:family="paragraph" style:parent-style-name="Heading_20_2">
      <style:paragraph-properties fo:break-before="page"/>
      <style:text-properties officeooo:paragraph-rsid="0022e01a"/>
    </style:style>
    <style:style style:name="P96" style:family="paragraph" style:parent-style-name="Text_20_body">
      <style:text-properties officeooo:rsid="004f1295" officeooo:paragraph-rsid="004f1295"/>
    </style:style>
    <style:style style:name="P97" style:family="paragraph" style:parent-style-name="Text_20_body">
      <style:text-properties officeooo:rsid="0053d2a0" officeooo:paragraph-rsid="0053d2a0"/>
    </style:style>
    <style:style style:name="P98" style:family="paragraph" style:parent-style-name="Text_20_body" style:list-style-name="L3">
      <style:text-properties officeooo:rsid="00676ec7" officeooo:paragraph-rsid="00676ec7"/>
    </style:style>
    <style:style style:name="P99" style:family="paragraph" style:parent-style-name="Text_20_body">
      <style:text-properties officeooo:paragraph-rsid="0010d150"/>
    </style:style>
    <style:style style:name="P100" style:family="paragraph" style:parent-style-name="Text_20_body">
      <style:text-properties officeooo:rsid="006a12a4" officeooo:paragraph-rsid="006a12a4"/>
    </style:style>
    <style:style style:name="P101" style:family="paragraph" style:parent-style-name="Text_20_body">
      <style:text-properties officeooo:rsid="006a12a4" officeooo:paragraph-rsid="006adeac"/>
    </style:style>
    <style:style style:name="P102" style:family="paragraph" style:parent-style-name="Text_20_body">
      <style:text-properties officeooo:rsid="006adeac" officeooo:paragraph-rsid="006adeac"/>
    </style:style>
    <style:style style:name="P103" style:family="paragraph" style:parent-style-name="Text_20_body">
      <style:text-properties officeooo:rsid="006adeac" officeooo:paragraph-rsid="00705c1f"/>
    </style:style>
    <style:style style:name="P104" style:family="paragraph" style:parent-style-name="Text_20_body">
      <style:text-properties style:font-name="FreeMono" fo:font-size="9pt" officeooo:rsid="006adeac" officeooo:paragraph-rsid="006d1a69" style:font-size-asian="9pt" style:font-size-complex="9pt"/>
    </style:style>
    <style:style style:name="P105" style:family="paragraph" style:parent-style-name="Text_20_body">
      <style:text-properties officeooo:paragraph-rsid="006d1a69"/>
    </style:style>
    <style:style style:name="P106" style:family="paragraph" style:parent-style-name="Text_20_body">
      <style:text-properties officeooo:rsid="006d1a69" officeooo:paragraph-rsid="006d1a69"/>
    </style:style>
    <style:style style:name="P107" style:family="paragraph" style:parent-style-name="Text_20_body">
      <style:text-properties officeooo:rsid="006edf7e" officeooo:paragraph-rsid="006edf7e"/>
    </style:style>
    <style:style style:name="P108" style:family="paragraph" style:parent-style-name="Text_20_body">
      <style:text-properties officeooo:rsid="00705c1f" officeooo:paragraph-rsid="00705c1f"/>
    </style:style>
    <style:style style:name="P109"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10"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11"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12"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4f1295"/>
    </style:style>
    <style:style style:name="P115" style:family="paragraph" style:parent-style-name="Heading_20_4">
      <style:text-properties officeooo:paragraph-rsid="002ca532"/>
    </style:style>
    <style:style style:name="P116" style:family="paragraph" style:parent-style-name="Heading_20_4">
      <style:text-properties officeooo:paragraph-rsid="002ea28e"/>
    </style:style>
    <style:style style:name="P117" style:family="paragraph" style:parent-style-name="Heading_20_4">
      <style:text-properties officeooo:paragraph-rsid="0049c837"/>
    </style:style>
    <style:style style:name="P118" style:family="paragraph" style:parent-style-name="Heading_20_4">
      <style:text-properties officeooo:paragraph-rsid="00360ffb"/>
    </style:style>
    <style:style style:name="P119" style:family="paragraph" style:parent-style-name="Heading_20_4">
      <style:text-properties officeooo:rsid="003e7a71" officeooo:paragraph-rsid="004029b9"/>
    </style:style>
    <style:style style:name="P120" style:family="paragraph" style:parent-style-name="Heading_20_4" style:master-page-name="">
      <style:paragraph-properties style:page-number="auto" fo:break-before="page"/>
      <style:text-properties officeooo:paragraph-rsid="0049c837"/>
    </style:style>
    <style:style style:name="P121" style:family="paragraph" style:parent-style-name="Heading_20_4" style:master-page-name="">
      <style:paragraph-properties style:page-number="auto" fo:break-before="page"/>
      <style:text-properties officeooo:paragraph-rsid="003e7a71"/>
    </style:style>
    <style:style style:name="P122" style:family="paragraph" style:parent-style-name="Heading_20_4">
      <style:paragraph-properties fo:break-before="page"/>
    </style:style>
    <style:style style:name="P123" style:family="paragraph" style:parent-style-name="Heading_20_4">
      <style:paragraph-properties fo:break-before="page"/>
      <style:text-properties officeooo:rsid="003e7a71" officeooo:paragraph-rsid="004029b9"/>
    </style:style>
    <style:style style:name="P124" style:family="paragraph" style:parent-style-name="List_20_1_20_Content">
      <style:text-properties officeooo:paragraph-rsid="001580f7"/>
    </style:style>
    <style:style style:name="P125" style:family="paragraph" style:parent-style-name="List_20_1_20_Content_20_Last">
      <style:text-properties officeooo:paragraph-rsid="001580f7"/>
    </style:style>
    <style:style style:name="P126" style:family="paragraph" style:parent-style-name="List_20_1_20_Content_20_First">
      <style:text-properties officeooo:paragraph-rsid="001580f7"/>
    </style:style>
    <style:style style:name="P127" style:family="paragraph" style:parent-style-name="Contents_20_2">
      <style:paragraph-properties>
        <style:tab-stops>
          <style:tab-stop style:position="17cm" style:type="right" style:leader-style="dotted" style:leader-text="."/>
        </style:tab-stops>
      </style:paragraph-properties>
    </style:style>
    <style:style style:name="P128" style:family="paragraph" style:parent-style-name="Contents_20_3">
      <style:paragraph-properties>
        <style:tab-stops>
          <style:tab-stop style:position="17cm" style:type="right" style:leader-style="dotted" style:leader-text="."/>
        </style:tab-stops>
      </style:paragraph-properties>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4">
      <style:paragraph-properties>
        <style:tab-stops>
          <style:tab-stop style:position="17cm" style:type="right" style:leader-style="dotted" style:leader-text="."/>
        </style:tab-stops>
      </style:paragraph-properties>
    </style:style>
    <style:style style:name="P131"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T1" style:family="text">
      <style:text-properties officeooo:rsid="0011ef35"/>
    </style:style>
    <style:style style:name="T2" style:family="text">
      <style:text-properties officeooo:rsid="0017a2fc"/>
    </style:style>
    <style:style style:name="T3" style:family="text">
      <style:text-properties officeooo:rsid="0018fb57"/>
    </style:style>
    <style:style style:name="T4" style:family="text">
      <style:text-properties style:text-position="super 58%"/>
    </style:style>
    <style:style style:name="T5" style:family="text">
      <style:text-properties style:text-position="super 58%" officeooo:rsid="0023c3ef"/>
    </style:style>
    <style:style style:name="T6" style:family="text">
      <style:text-properties style:text-position="super 58%" officeooo:rsid="00221b35"/>
    </style:style>
    <style:style style:name="T7" style:family="text">
      <style:text-properties officeooo:rsid="002014ae"/>
    </style:style>
    <style:style style:name="T8" style:family="text">
      <style:text-properties officeooo:rsid="002105a1"/>
    </style:style>
    <style:style style:name="T9" style:family="text">
      <style:text-properties officeooo:rsid="00221b35"/>
    </style:style>
    <style:style style:name="T10" style:family="text">
      <style:text-properties officeooo:rsid="00225b96"/>
    </style:style>
    <style:style style:name="T11" style:family="text">
      <style:text-properties officeooo:rsid="0022e01a"/>
    </style:style>
    <style:style style:name="T12" style:family="text">
      <style:text-properties officeooo:rsid="0023c3ef"/>
    </style:style>
    <style:style style:name="T13" style:family="text">
      <style:text-properties officeooo:rsid="00286d89"/>
    </style:style>
    <style:style style:name="T14" style:family="text">
      <style:text-properties officeooo:rsid="0028b864"/>
    </style:style>
    <style:style style:name="T15" style:family="text">
      <style:text-properties officeooo:rsid="002b76cd"/>
    </style:style>
    <style:style style:name="T16" style:family="text">
      <style:text-properties officeooo:rsid="002ea28e"/>
    </style:style>
    <style:style style:name="T17" style:family="text">
      <style:text-properties officeooo:rsid="0034e7ee"/>
    </style:style>
    <style:style style:name="T18" style:family="text">
      <style:text-properties officeooo:rsid="00360ffb"/>
    </style:style>
    <style:style style:name="T19" style:family="text">
      <style:text-properties style:font-name="Bitstream Vera Sans" fo:font-size="12pt" fo:font-weight="bold" officeooo:rsid="00360ffb" style:font-name-asian="Bitstream Vera Sans2" style:font-size-asian="12pt" style:font-weight-asian="bold" style:font-name-complex="Bitstream Vera Sans2" style:font-size-complex="12pt" style:font-weight-complex="bold"/>
    </style:style>
    <style:style style:name="T20" style:family="text">
      <style:text-properties style:font-name="Bitstream Vera Sans" fo:font-size="12pt" fo:font-weight="bold" officeooo:rsid="003e7a71" style:font-name-asian="Bitstream Vera Sans2" style:font-size-asian="12pt" style:font-weight-asian="bold" style:font-name-complex="Bitstream Vera Sans2" style:font-size-complex="12pt" style:font-weight-complex="bold"/>
    </style:style>
    <style:style style:name="T21" style:family="text">
      <style:text-properties style:font-name="Bitstream Vera Sans" fo:font-size="12pt" fo:font-weight="bold" officeooo:rsid="004029b9" style:font-name-asian="Bitstream Vera Sans2" style:font-size-asian="12pt" style:font-weight-asian="bold" style:font-name-complex="Bitstream Vera Sans2" style:font-size-complex="12pt" style:font-weight-complex="bold"/>
    </style:style>
    <style:style style:name="T22" style:family="text">
      <style:text-properties officeooo:rsid="003a2cec"/>
    </style:style>
    <style:style style:name="T23" style:family="text">
      <style:text-properties officeooo:rsid="004029b9"/>
    </style:style>
    <style:style style:name="T24" style:family="text">
      <style:text-properties officeooo:rsid="00459ae2"/>
    </style:style>
    <style:style style:name="T25" style:family="text">
      <style:text-properties officeooo:rsid="0049c837"/>
    </style:style>
    <style:style style:name="T26" style:family="text">
      <style:text-properties officeooo:rsid="004b2106"/>
    </style:style>
    <style:style style:name="T27" style:family="text">
      <style:text-properties officeooo:rsid="004beec9"/>
    </style:style>
    <style:style style:name="T28" style:family="text">
      <style:text-properties officeooo:rsid="004d75d3"/>
    </style:style>
    <style:style style:name="T29" style:family="text">
      <style:text-properties officeooo:rsid="005140db"/>
    </style:style>
    <style:style style:name="T30" style:family="text">
      <style:text-properties officeooo:rsid="0052fb6d"/>
    </style:style>
    <style:style style:name="T31" style:family="text">
      <style:text-properties officeooo:rsid="0053d2a0"/>
    </style:style>
    <style:style style:name="T32" style:family="text">
      <style:text-properties officeooo:rsid="005ddc0b"/>
    </style:style>
    <style:style style:name="T33" style:family="text">
      <style:text-properties officeooo:rsid="00658000"/>
    </style:style>
    <style:style style:name="T34" style:family="text">
      <style:text-properties officeooo:rsid="00676ec7"/>
    </style:style>
    <style:style style:name="T35" style:family="text">
      <style:text-properties officeooo:rsid="006adeac"/>
    </style:style>
    <style:style style:name="T36" style:family="text">
      <style:text-properties officeooo:rsid="006ce36a"/>
    </style:style>
    <style:style style:name="T37" style:family="text">
      <style:text-properties officeooo:rsid="006d1a69"/>
    </style:style>
    <style:style style:name="T38" style:family="text">
      <style:text-properties officeooo:rsid="006edf7e"/>
    </style:style>
    <style:style style:name="T39" style:family="text">
      <style:text-properties fo:color="#ffffff" style:font-name="Courier New" fo:font-size="18pt" fo:font-weight="bold" fo:background-color="#2a6099" style:font-size-asian="18pt" style:font-weight-asian="bold" style:font-size-complex="18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horizontal-align="center" draw:textarea-vertical-align="top" draw:auto-grow-height="true" fo:min-height="0.60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Extending EzyBus</text:p>
      <text:p text:style-name="P23"/>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9"><text:a xlink:type="simple" xlink:href="#__RefHeading___extending_ezybus_1" text:style-name="Index_20_Link" text:visited-style-name="Index_20_Link">Summary<text:tab/>2</text:a></text:p>
          <text:p text:style-name="P127"><text:a xlink:type="simple" xlink:href="#__RefHeading___features_2" text:style-name="Index_20_Link" text:visited-style-name="Index_20_Link">Features<text:tab/>2</text:a></text:p>
          <text:p text:style-name="P127"><text:a xlink:type="simple" xlink:href="#__RefHeading___background_4" text:style-name="Index_20_Link" text:visited-style-name="Index_20_Link">Background<text:tab/>2</text:a></text:p>
          <text:p text:style-name="P127"><text:a xlink:type="simple" xlink:href="#__RefHeading___hardware_5" text:style-name="Index_20_Link" text:visited-style-name="Index_20_Link">Hardware<text:tab/>3</text:a></text:p>
          <text:p text:style-name="P127"><text:a xlink:type="simple" xlink:href="#__RefHeading___Toc725_4257236322" text:style-name="Index_20_Link" text:visited-style-name="Index_20_Link">Progress<text:tab/>3</text:a></text:p>
          <text:p text:style-name="P129"><text:a xlink:type="simple" xlink:href="#__RefHeading___Toc727_4257236322" text:style-name="Index_20_Link" text:visited-style-name="Index_20_Link">Overview<text:tab/>4</text:a></text:p>
          <text:p text:style-name="P127"><text:a xlink:type="simple" xlink:href="#__RefHeading___Toc729_4257236322" text:style-name="Index_20_Link" text:visited-style-name="Index_20_Link">Inputs<text:tab/>4</text:a></text:p>
          <text:p text:style-name="P127"><text:a xlink:type="simple" xlink:href="#__RefHeading___Toc731_4257236322" text:style-name="Index_20_Link" text:visited-style-name="Index_20_Link">Outputs<text:tab/>5</text:a></text:p>
          <text:p text:style-name="P129"><text:a xlink:type="simple" xlink:href="#__RefHeading___Toc323_1673517113" text:style-name="Index_20_Link" text:visited-style-name="Index_20_Link">Setup<text:tab/>6</text:a></text:p>
          <text:p text:style-name="P129"><text:a xlink:type="simple" xlink:href="#__RefHeading___Toc325_1673517113" text:style-name="Index_20_Link" text:visited-style-name="Index_20_Link">Configuration<text:tab/>7</text:a></text:p>
          <text:p text:style-name="P127"><text:a xlink:type="simple" xlink:href="#__RefHeading___Toc327_1673517113" text:style-name="Index_20_Link" text:visited-style-name="Index_20_Link">Menu buttons<text:tab/>7</text:a></text:p>
          <text:p text:style-name="P127"><text:a xlink:type="simple" xlink:href="#__RefHeading___Toc329_1673517113" text:style-name="Index_20_Link" text:visited-style-name="Index_20_Link">Menu structure<text:tab/>8</text:a></text:p>
          <text:p text:style-name="P128"><text:a xlink:type="simple" xlink:href="#__RefHeading___Toc331_1673517113" text:style-name="Index_20_Link" text:visited-style-name="Index_20_Link">System menu<text:tab/>9</text:a></text:p>
          <text:p text:style-name="P130"><text:a xlink:type="simple" xlink:href="#__RefHeading___Toc333_1673517113" text:style-name="Index_20_Link" text:visited-style-name="Index_20_Link">System report sub-menu<text:tab/>9</text:a></text:p>
          <text:p text:style-name="P130"><text:a xlink:type="simple" xlink:href="#__RefHeading___Toc1035_937605990" text:style-name="Index_20_Link" text:visited-style-name="Index_20_Link">System I2C sub-menu<text:tab/>10</text:a></text:p>
          <text:p text:style-name="P130"><text:a xlink:type="simple" xlink:href="#__RefHeading___Toc822_2579033525" text:style-name="Index_20_Link" text:visited-style-name="Index_20_Link">System Nodes sub-menu<text:tab/>10</text:a></text:p>
          <text:p text:style-name="P130"><text:a xlink:type="simple" xlink:href="#__RefHeading___Toc1037_937605990" text:style-name="Index_20_Link" text:visited-style-name="Index_20_Link">System Debug sub-menu<text:tab/>10</text:a></text:p>
          <text:p text:style-name="P128"><text:a xlink:type="simple" xlink:href="#__RefHeading___Toc337_1673517113" text:style-name="Index_20_Link" text:visited-style-name="Index_20_Link">Output menu<text:tab/>11</text:a></text:p>
          <text:p text:style-name="P130"><text:a xlink:type="simple" xlink:href="#__RefHeading___Toc824_2579033525" text:style-name="Index_20_Link" text:visited-style-name="Index_20_Link">Output Servo sub-menu<text:tab/>11</text:a></text:p>
          <text:p text:style-name="P130"><text:a xlink:type="simple" xlink:href="#__RefHeading___Toc826_2579033525" text:style-name="Index_20_Link" text:visited-style-name="Index_20_Link">Output Signal sub-menu<text:tab/>12</text:a></text:p>
          <text:p text:style-name="P130"><text:a xlink:type="simple" xlink:href="#__RefHeading___Toc828_2579033525" text:style-name="Index_20_Link" text:visited-style-name="Index_20_Link">Output LED sub menu<text:tab/>12</text:a></text:p>
          <text:p text:style-name="P130"><text:a xlink:type="simple" xlink:href="#__RefHeading___Toc830_2579033525" text:style-name="Index_20_Link" text:visited-style-name="Index_20_Link">Output LED_4 sub menu<text:tab/>13</text:a></text:p>
          <text:p text:style-name="P130"><text:a xlink:type="simple" xlink:href="#__RefHeading___Toc832_2579033525" text:style-name="Index_20_Link" text:visited-style-name="Index_20_Link">Output Flash sub menu<text:tab/>14</text:a></text:p>
          <text:p text:style-name="P130"><text:a xlink:type="simple" xlink:href="#__RefHeading___Toc834_2579033525" text:style-name="Index_20_Link" text:visited-style-name="Index_20_Link">Output Blink sub menu<text:tab/>14</text:a></text:p>
          <text:p text:style-name="P128"><text:a xlink:type="simple" xlink:href="#__RefHeading___Toc836_2579033525" text:style-name="Index_20_Link" text:visited-style-name="Index_20_Link">Input menu<text:tab/>15</text:a></text:p>
          <text:p text:style-name="P130"><text:a xlink:type="simple" xlink:href="#__RefHeading___Toc897_3714537301" text:style-name="Index_20_Link" text:visited-style-name="Index_20_Link">Input delay<text:tab/>16</text:a></text:p>
          <text:p text:style-name="P128"><text:a xlink:type="simple" xlink:href="#__RefHeading___Toc339_1673517113" text:style-name="Index_20_Link" text:visited-style-name="Index_20_Link">Lock menu<text:tab/>17</text:a></text:p>
          <text:p text:style-name="P128"><text:a xlink:type="simple" xlink:href="#__RefHeading___Toc341_1673517113" text:style-name="Index_20_Link" text:visited-style-name="Index_20_Link">Export menu<text:tab/>18</text:a></text:p>
          <text:p text:style-name="P128"><text:a xlink:type="simple" xlink:href="#__RefHeading___Toc343_1673517113" text:style-name="Index_20_Link" text:visited-style-name="Index_20_Link">Import menu<text:tab/>19</text:a></text:p>
        </text:index-body>
      </text:table-of-content>
      <text:p text:style-name="P23"/>
      <text:p text:style-name="P23"/>
      <text:h text:style-name="P88" text:outline-level="1"><text:bookmark-start text:name="__RefHeading___extending_ezybus_1"/><text:bookmark-start text:name="extending_ezybus"/>S<text:bookmark-end text:name="extending_ezybus"/>ummary<text:bookmark-end text:name="__RefHeading___extending_ezybus_1"/></text:h>
      <text:p text:style-name="Text_20_body">I'm attempting to provide more functionality using the EzyBus hardware but with completely re-written sketches.</text:p>
      <text:p text:style-name="Text_20_body">My motivation is that I love the simplicity of EzyBus, both the hardware build and the operation, but I wanted more features. However, a CBUS solution has much more complexity than I need so this is a half-way house.</text:p>
      <text:p text:style-name="Text_20_body">A second driver is that as an ex-software developer, I wanted to see how arduinos operate and have a go at programming them.</text:p>
      <text:p text:style-name="P5">I realize a big advantage of EzyBus is how easy it is, and my changes are necessarily going to be “not so easy”. I have no intention of stepping on EzyBus's toes, this is not an EzyBus solution, but a solution using the EzyBus hardware, that is: an arduino Uno with LCD shield, some nanos and MCP23017s mounted on the kitlocker PCBs all connected by <text:span text:style-name="T9">I</text:span><text:span text:style-name="T6">2</text:span><text:span text:style-name="T9">C</text:span> bus.</text:p>
      <text:h text:style-name="Heading_20_2" text:outline-level="2"><text:bookmark-start text:name="__RefHeading___features_2"/><text:bookmark-start text:name="features"/>Features<text:bookmark-end text:name="__RefHeading___features_2"/><text:bookmark-end text:name="features"/></text:h>
      <text:p text:style-name="Text_20_body">The features I want to include (if I can) are:</text:p>
      <text:list xml:id="list1904732094" text:style-name="List_20_1">
        <text:list-item>
          <text:p text:style-name="List_20_1_20_Content_20_First">Different types of input in addition to the toggle-switch - in particular, intermittent (non-latching) push buttons.</text:p>
        </text:list-item>
        <text:list-item>
          <text:p text:style-name="List_20_1_20_Content">Multiple inputs can be operated simultaneously.</text:p>
        </text:list-item>
        <text:list-item>
          <text:p text:style-name="List_20_1_20_Content">Multiple outputs operated by a single input - eg crossovers.</text:p>
        </text:list-item>
        <text:list-item>
          <text:p text:style-name="List_20_1_20_Content">Multiple inputs operate the same output(s) - so multiple mimic-panels can control the same outputs.</text:p>
        </text:list-item>
        <text:list-item>
          <text:p text:style-name="List_20_1_20_Content">In addition to servo outputs, variable-intensity LEDS (including fading) using PWM.</text:p>
        </text:list-item>
        <text:list-item>
          <text:p text:style-name="List_20_1_20_Content">Some other output types, eg flashing (varying speeds) or flickering LEDs.</text:p>
        </text:list-item>
        <text:list-item>
          <text:p text:style-name="List_20_1_20_Content">Where multiple outputs are controlled by an input, the ability to delay the outputs, so for example crossing gates can operate one after the other.</text:p>
        </text:list-item>
        <text:list-item>
          <text:p text:style-name="List_20_1_20_Content_20_Last">Interlocks that prevent certain outputs operating if other outputs are set incorrectly.</text:p>
        </text:list-item>
      </text:list>
      <text:h text:style-name="Heading_20_2" text:outline-level="2"><text:bookmark-start text:name="__RefHeading___background_4"/><text:bookmark-start text:name="background"/>Background<text:bookmark-end text:name="__RefHeading___background_4"/><text:bookmark-end text:name="background"/></text:h>
      <text:p text:style-name="Text_20_body">My current layout is in 009 (DCC) and half of it is operated by fulgurex slow-action point motors operated by SPST toggle switches and some 2-aspect colour signals (also operated by SPST toggles).</text:p>
      <text:p text:style-name="Text_20_body">The point motors are too noisy for my liking and the underside of the board is rapidly becoming a rats-nest of wiring. The second half of the layout is not wired yet, and having seen the MERG stand at a railway show decided to join and see what options there are.</text:p>
      <text:p text:style-name="Text_20_body">I've built some MERG kits (CANPAN kit 9, CANTM7 kit 497) but had a lot of difficulty with the SMD devices (my soldering skills not being up to the task) and failed to get them working as a result. I also took a look at the FCU software but wasn't impressed - it has a very steep learning curve. I then found EzyBus on the MERG website and decided CBUS was too much for my needs but unfortunately EzyBus was to restricted, so I'm now looking at a half-way house.</text:p>
      <text:p text:style-name="Text_20_body">My intention is to wire the second half of the layout with servos and an extended EzyBus-based mimic panel, and if successful, replace the fulgurex motors and their control panel similarly. <text:soft-page-break/>There'll be two control panels (one on each side of the layout) and some (all?) functionality duplicated on both panels.</text:p>
      <text:h text:style-name="Heading_20_2" text:outline-level="2"><text:bookmark-start text:name="__RefHeading___hardware_5"/><text:bookmark-start text:name="hardware"/>Hardware<text:bookmark-end text:name="__RefHeading___hardware_5"/><text:bookmark-end text:name="hardware"/></text:h>
      <text:p text:style-name="Text_20_body">I'm using the EzyBus PCBs from the kitlocker (kits 922 and 923) built exactly as described in the <text:a xlink:type="simple" xlink:href="https://www.merg.org.uk/merg_wiki/doku.php?id=lcb:start#ezybus" text:style-name="Internet_20_link" text:visited-style-name="Visited_20_Internet_20_Link">ezybus</text:a> manual. I sourced all the components as there was no EzyBus kit at the time.</text:p>
      <text:p text:style-name="P5">With the MCP23017 I had two minor problems. There are SPI and <text:span text:style-name="T9">I</text:span><text:span text:style-name="T6">2</text:span><text:span text:style-name="T9">C</text:span> variants and I wasn't sure I'd got the right one. As the writing on the chip was illegible, and its PCB was labelled both MCP23017 and MCP23S17 I just used it anyway (and it <text:span text:style-name="Emphasis">was</text:span> an <text:span text:style-name="T9">I</text:span><text:span text:style-name="T6">2</text:span><text:span text:style-name="T9">C</text:span> one). Secondly, the one I bought had 1/10th inch wider spacing between the two rows of pins. So rather than using rows of sockets and pins I soldered the MCP directly to its PCB using bent pins to line them up.</text:p>
      <text:p text:style-name="P2"/>
      <text:h text:style-name="P91" text:outline-level="2"><text:bookmark-start text:name="__RefHeading___Toc725_4257236322"/><text:bookmark-start text:name="progress"/>Progress<text:bookmark-end text:name="__RefHeading___Toc725_4257236322"/><text:bookmark-end text:name="progress"/></text:h>
      <text:p text:style-name="P3">I have most of the features I want coded and working on a test-bed.</text:p>
      <text:p text:style-name="P3">In addition to the desired features I've also implemented:</text:p>
      <text:list xml:id="list105140895978250" text:style-name="List_20_1">
        <text:list-item>
          <text:p text:style-name="P126">Four-aspect signals.</text:p>
        </text:list-item>
        <text:list-item>
          <text:p text:style-name="P124">Rudimentary signal-bounce.</text:p>
        </text:list-item>
        <text:list-item>
          <text:p text:style-name="P125">Automatic reset of inputs after a time delay (for signals that go red/danger with input from a TOTI but then revert to green sometime later).</text:p>
        </text:list-item>
      </text:list>
      <text:p text:style-name="P3">I've pretty-much maxed-out on the space available in a Uno (only 3k program space left) so may have to move to a mega if I think of any more functionality. The nano output modules have plenty of room for expansion.</text:p>
      <text:p text:style-name="P3">The next step will be to install something on the layout to see how well it works in reality.</text:p>
      <text:h text:style-name="P92" text:outline-level="2"/>
      <text:h text:style-name="P89" text:outline-level="1"><text:bookmark-start text:name="__RefHeading___Toc727_4257236322"/>Overview<text:bookmark-end text:name="__RefHeading___Toc727_4257236322"/></text:h>
      <text:p text:style-name="P50">The system consists of an Arduino Uno controller, up to eight input modules (MCP20913 chips) and up to 16 output modules (Arduino nanos) <text:span text:style-name="T3">all connected by an I</text:span><text:span text:style-name="T6">2</text:span><text:span text:style-name="T9">C 2-wire bus.</text:span></text:p>
      <text:p text:style-name="P51">The inputs are not directly tied to the corresponding output. Each input can be mapped to operate any output. Indeed, each input can operate up to seven outputs simultaneously or in sequence.</text:p>
      <text:p text:style-name="P51">The outputs generally drive servos with an associated digital output, or a pair of digital outputs (often LEDs). For servos, the range of rotation (or reverse rotaton) and speed of rotation can be specified. The digital outputs use PWM so can arrange to fade and/or dim the outputs.</text:p>
      <text:p text:style-name="P52">Interlocks can be specified between outputs to prevent certain combinations, for example prevent a signal being cleared if the points are set incorrectly (and vice-versa).</text:p>
      <text:h text:style-name="P93" text:outline-level="2"><text:bookmark-start text:name="__RefHeading___Toc729_4257236322"/>Inputs<text:bookmark-end text:name="__RefHeading___Toc729_4257236322"/></text:h>
      <text:p text:style-name="P41">Each input module provides 16 input lines which are normally held high. Pulling the input low activates the input.</text:p>
      <text:p text:style-name="P17">Each input can be configured to operate in one of four types:</text:p>
      <text:p text:style-name="P40">Toggle<text:tab/>An on-off toggle switch (eg SPDT). Switched high sets the corresponding outputs “Hi”, switched low sets the outputs “Lo”.</text:p>
      <text:p text:style-name="P31">On/off<text:tab/>A momentary push-button. First activation sets the output “Hi”, another activation sets the output “Lo”.</text:p>
      <text:p text:style-name="P30">On<text:tab/> A momentary push-button <text:span text:style-name="T2">which always sets the corresponding outputs “Hi”.</text:span></text:p>
      <text:p text:style-name="P30">Off<text:tab/>A momentary push-button <text:span text:style-name="T2">which always sets the corresponding outputs “Lo”.</text:span></text:p>
      <text:h text:style-name="P94" text:outline-level="2"><text:bookmark-start text:name="__RefHeading___Toc731_4257236322"/>Outputs<text:bookmark-end text:name="__RefHeading___Toc731_4257236322"/></text:h>
      <text:p text:style-name="P4">Each output module has 8 outputs which can be configured as one of six types.</text:p>
      <text:p text:style-name="P32">Servo<text:tab/>Output connected to a servo which can rotate between 0-180 degrees. The endpoints can be set, as can the speed of rotation.</text:p>
      <text:p text:style-name="P32">Signal<text:tab/>A servo as above which additionally emulates bounce typical of a semaphore signal.</text:p>
      <text:p text:style-name="P32">LED<text:tab/><text:span text:style-name="T2">A LED or other digital output device, typically a (2-aspect) colour signal.</text:span></text:p>
      <text:p text:style-name="P32">LED_4<text:tab/><text:span text:style-name="T2">A 4-aspect colour signal.</text:span></text:p>
      <text:p text:style-name="P32">Flash<text:tab/><text:span text:style-name="T2">A pair of LEDs that flash for a while whilst changing state – one ends up on, the other off.</text:span></text:p>
      <text:p text:style-name="P32">Blink<text:tab/><text:span text:style-name="T2">As for Flash above, except that the output always ends in the off state.</text:span></text:p>
      <text:p text:style-name="Text_20_body">The output modules have three-pin headers for connection to servos (Signal, Vcc and Ground). There’s an additional digital output (“pad”) which goes high when the servo is “Hi”. When connecting digital outputs (LEDs) the main output is on the servo “Signal” pin, with a complimentary output an the associated “pad” output.</text:p>
      <text:h text:style-name="P90" text:outline-level="1"><text:bookmark-start text:name="__RefHeading___Toc323_1673517113"/>Setup<text:bookmark-end text:name="__RefHeading___Toc323_1673517113"/></text:h>
      <text:p text:style-name="P43">Having connected all the devices (Uno, input and output modules) to your <text:span text:style-name="T9">I</text:span><text:span text:style-name="T6">2</text:span><text:span text:style-name="T9">C</text:span> bus and suitab<text:span text:style-name="T7">l</text:span>e power supplies, switch everyth<text:span text:style-name="T15">i</text:span>ng on.</text:p>
      <text:p text:style-name="P42"><draw:frame text:anchor-type="char" draw:z-index="1" draw:name="Shape1_0" draw:style-name="gr1" draw:text-style-name="P131" svg:width="7.677cm" svg:height="1.941cm" svg:x="9.322cm" svg:y="0.358cm"><draw:text-box><text:p><text:span text:style-name="T39"><text:s/></text:span><text:span text:style-name="T39">SignalBox <text:s text:c="2"/>v2.6 </text:span></text:p><text:p><text:span text:style-name="T39"><text:s/></text:span><text:span text:style-name="T39">Setup <text:s text:c="4"/>Jan 21 </text:span></text:p></draw:text-box></draw:frame>The Uno will display its splash panel on the LCD.</text:p>
      <text:p text:style-name="P42"/>
      <text:p text:style-name="P44"><draw:frame text:anchor-type="char" draw:z-index="0" draw:name="Shape1_0" draw:style-name="gr1" draw:text-style-name="P131" svg:width="7.677cm" svg:height="1.941cm" svg:x="9.322cm" svg:y="0.358cm"><draw:text-box><text:p><text:span text:style-name="T39"><text:s/></text:span><text:span text:style-name="T39">Calibrate button </text:span></text:p><text:p><text:span text:style-name="T39"><text:s/></text:span><text:span text:style-name="T39">Press select <text:s text:c="4"/></text:span></text:p></draw:text-box></draw:frame>After a few seconds, a prompt to calibrate the LCD buttons appears. Press the indicated buttons <text:span text:style-name="T13">in turn </text:span>as prompted.</text:p>
      <text:p text:style-name="P53">This step is skipped on subsequent boots. To force re-calibration of the buttons if it should be needed, press and hold any button whilst the Uno is re-booted. When the “Calibrate button” message appears, release the button, then press the indicated buttons when prompted as above.</text:p>
      <text:p text:style-name="P44"><draw:frame text:anchor-type="char" draw:z-index="2" draw:name="Shape1_0" draw:style-name="gr1" draw:text-style-name="P131" svg:width="7.677cm" svg:height="1.941cm" svg:x="9.322cm" svg:y="0.358cm"><draw:text-box><text:p><text:span text:style-name="T39"><text:s/></text:span><text:span text:style-name="T39">Nodes <text:s text:c="2"/>....4... </text:span></text:p><text:p><text:span text:style-name="T39"><text:s/></text:span><text:span text:style-name="T39">.....5..8....... </text:span></text:p></draw:text-box></draw:frame>Now a display indicating the attached input and output modules. The top line shows the numbers of the input modules detected (numbered 0 to 7) or a dot for missing modules.</text:p>
      <text:p text:style-name="P44">The second line shows the output modules detected (numbered in hexadecimal from 0 to f). In the example, input module 4, and output modules 5 &amp; 8 have been detected.</text:p>
      <text:p text:style-name="P45"><draw:frame text:anchor-type="char" draw:z-index="3" draw:name="Shape1_0" draw:style-name="gr1" draw:text-style-name="P131" svg:width="7.677cm" svg:height="1.941cm" svg:x="9.322cm" svg:y="0.358cm"><draw:text-box><text:p><text:span text:style-name="T39"><text:s/></text:span><text:span text:style-name="T39">Init inputs <text:s text:c="6"/></text:span><text:span text:style-name="T39"><text:s/>....4... <text:s text:c="8"/></text:span></text:p></draw:text-box></draw:frame>Next a message indicating the input nodes are being initiali<text:span text:style-name="T8">z</text:span>ed.</text:p>
      <text:p text:style-name="P45"/>
      <text:p text:style-name="P46"><draw:frame text:anchor-type="char" draw:z-index="4" draw:name="Shape1_0" draw:style-name="gr1" draw:text-style-name="P131" svg:width="7.677cm" svg:height="1.941cm" svg:x="9.322cm" svg:y="0.358cm"><draw:text-box><text:p><text:span text:style-name="T39"><text:s/></text:span><text:span text:style-name="T39">SignalBox <text:s text:c="2"/>v2.6 </text:span></text:p><text:p><text:span text:style-name="T39"><text:s/></text:span><text:span text:style-name="T39">00:12 <text:s text:c="4"/>Jan 21 </text:span></text:p></draw:text-box></draw:frame>When complete, the standard panel is displayed showing the time the software has been running which gives confirmation that the software is running OK.</text:p>
      <text:p text:style-name="P46">This is the normal running state for the software. After this initial setup, subsequent boots of the software will progress directly to this panel. No further interaction is required.</text:p>
      <text:h text:style-name="P88" text:outline-level="1"><text:bookmark-start text:name="__RefHeading___Toc325_1673517113"/>Configuration<text:bookmark-end text:name="__RefHeading___Toc325_1673517113"/></text:h>
      <text:p text:style-name="P46">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47">The menus are navigated using the LCD buttons.</text:p>
      <text:p text:style-name="P33">Up<text:tab/>Moves to the next menu at the current level, or increases the value of the current field.</text:p>
      <text:p text:style-name="P33">Down<text:tab/>Moves to the previous menu at the current level, or decreases the value of the current field.</text:p>
      <text:p text:style-name="P33">Right<text:tab/>Selects the current item and moves to the sub-menu or next field.</text:p>
      <text:p text:style-name="P33">Left<text:tab/>Exits the current item and moves to the next higher field or menu. If changes have been made, then confirmation is request that they should be discarded.</text:p>
      <text:p text:style-name="P33">Select<text:tab/>Depending on the context, one of three things may happen:</text:p>
      <text:list xml:id="list3021377137" text:style-name="L1">
        <text:list-item>
          <text:list>
            <text:list-item>
              <text:list>
                <text:list-item>
                  <text:p text:style-name="P109">The current changes are saved. A warning message is displayed to confirm the changes made. If no changes have been made, operates as the “Left” button.</text:p>
                </text:list-item>
                <text:list-item>
                  <text:p text:style-name="P110">The current item is toggled between it’s normal state and an alternate one (eg output is disabled/enabled).</text:p>
                </text:list-item>
                <text:list-item>
                  <text:p text:style-name="P111">The current item is exerci<text:span text:style-name="T11">s</text:span>ed so you can identify <text:span text:style-name="T11">the output</text:span>, or check the changes you’ve made are thos<text:span text:style-name="T11">e</text:span> desired.</text:p>
                  <text:p text:style-name="P112">The currently selected menu or item is marked at all times with chevrons – the ‘&gt;’ and ‘&lt;’ characters.</text:p>
                </text:list-item>
              </text:list>
            </text:list-item>
          </text:list>
        </text:list-item>
      </text:list>
      <text:h text:style-name="P95" text:outline-level="2"><text:bookmark-start text:name="__RefHeading___Toc329_1673517113"/>Menu structure<text:bookmark-end text:name="__RefHeading___Toc329_1673517113"/></text:h>
      <text:p text:style-name="P48">The top-level menu has 6 options.</text:p>
      <text:p text:style-name="Text_20_body"><draw:frame text:anchor-type="char" draw:z-index="5" draw:name="Shape1_0" draw:style-name="gr1" draw:text-style-name="P131" svg:width="7.677cm" svg:height="1.941cm" svg:x="9.322cm" svg:y="0.134cm"><draw:text-box><text:p><text:span text:style-name="T39"><text:s/></text:span><text:span text:style-name="T39">System&lt; <text:s text:c="4"/>v2.6 </text:span></text:p><text:p><text:span text:style-name="T39"><text:s/></text:span><text:span text:style-name="T39">Report <text:s/>Long <text:s text:c="4"/></text:span></text:p></draw:text-box></draw:frame>The <text:span text:style-name="T12">example i</text:span>mage shows the System menu selected with its current sub-menu also displayed.</text:p>
      <text:p text:style-name="P34">System<text:tab/>Configure system-wide options.</text:p>
      <text:p text:style-name="P34">Output<text:tab/>Configure the output modules.</text:p>
      <text:p text:style-name="P35">Input<text:tab/>Configure the input modules.</text:p>
      <text:p text:style-name="P35">Lock<text:tab/>Configure interlocks between outputs.</text:p>
      <text:p text:style-name="P34">Export<text:tab/>Export the current configuration.</text:p>
      <text:p text:style-name="P34">Import<text:tab/>Import a previously saved configuration.</text:p>
      <text:p text:style-name="P54">Use the up/down buttons to select the desired sub-menu and the right-button to enter the selected one.</text:p>
      <text:p text:style-name="P49"><draw:frame text:anchor-type="char" draw:z-index="6" draw:name="Shape1_0" draw:style-name="gr1" draw:text-style-name="P131" svg:width="7.677cm" svg:height="1.941cm" svg:x="9.322cm" svg:y="0.173cm"><draw:text-box><text:p><text:span text:style-name="T39"><text:s/></text:span><text:span text:style-name="T39">System <text:s text:c="5"/>v2.6 </text:span></text:p><text:p><text:span text:style-name="T39"><text:s/></text:span><text:span text:style-name="T39">Confirm? Sel=Yes </text:span></text:p></draw:text-box></draw:frame>When returning to this menu (if changes have been made) using the left (to cancel) or select (to confirm) buttons, a warning message is displayed asking for confirmation.</text:p>
      <text:p text:style-name="P68">When the warning message appears, use the select button to accept or any other button to refuse, the cancellation or confirmation of the changes as desired.</text:p>
      <text:h text:style-name="P113" text:outline-level="3"><text:bookmark-start text:name="__RefHeading___Toc331_1673517113"/>System menu<text:bookmark-end text:name="__RefHeading___Toc331_1673517113"/></text:h>
      <text:p text:style-name="P18">The system has four sub-menus:</text:p>
      <text:p text:style-name="P36">Report<text:tab/>Set<text:span text:style-name="T15">s</text:span> the reporting level.</text:p>
      <text:p text:style-name="P36">Debug<text:tab/>Sets the debug level.</text:p>
      <text:p text:style-name="P36"><text:span text:style-name="T14">I2</text:span>C<text:tab/>Sets the I<text:span text:style-name="T4">2</text:span>C <text:span text:style-name="T10">node IDs for the control module, and the base node ID for the input and output modules.</text:span></text:p>
      <text:p text:style-name="P36">Nodes<text:tab/><text:span text:style-name="T10">Displays the detected input and output modules node IDs (as shown during startup).</text:span></text:p>
      <text:p text:style-name="P6">Use the up/down buttons to select the desired sub-menu, and then right-arrow to enter the sub menu configuration.</text:p>
      <text:p text:style-name="P61">Use the left or select buttons to cancel <text:span text:style-name="T22">or </text:span>confirm any changes and exit.</text:p>
      <text:h text:style-name="P115" text:outline-level="4"><text:bookmark-start text:name="__RefHeading___Toc333_1673517113"/>System report sub-menu<text:bookmark-end text:name="__RefHeading___Toc333_1673517113"/></text:h>
      <text:p text:style-name="P55"><draw:frame text:anchor-type="char" draw:z-index="7" draw:name="Shape1_0" draw:style-name="gr1" draw:text-style-name="P131" svg:width="7.677cm" svg:height="1.941cm" svg:x="9.322cm" svg:y="0.161cm"><draw:text-box><text:p><text:span text:style-name="T39"><text:s/></text:span><text:span text:style-name="T39">System <text:s text:c="5"/>v2.6 </text:span></text:p><text:p><text:span text:style-name="T39"><text:s/></text:span><text:span text:style-name="T39">Report&lt; Long <text:s text:c="4"/></text:span></text:p></draw:text-box></draw:frame>This allows the reporting level to be set. When inputs are triggered and outputs actioned, this level dictate<text:span text:style-name="T12">s</text:span> what messages (if any) are shown on the LCD panel.</text:p>
      <text:p text:style-name="P59"><draw:frame text:anchor-type="char" draw:z-index="8" draw:name="Shape1_0" draw:style-name="gr1" draw:text-style-name="P131" svg:width="7.677cm" svg:height="1.941cm" svg:x="9.322cm" svg:y="0.039cm"><draw:text-box><text:p><text:span text:style-name="T39"><text:s/></text:span><text:span text:style-name="T39">System <text:s text:c="5"/>v2.6 </text:span></text:p><text:p><text:span text:style-name="T39"><text:s/></text:span><text:span text:style-name="T39">Report &gt;Brief&lt; <text:s text:c="2"/></text:span></text:p></draw:text-box></draw:frame>Use the right-button and then adjust the level using the up/down buttons.</text:p>
      <text:p text:style-name="P37">None<text:tab/>No reports are shown.</text:p>
      <text:p text:style-name="P37">Brief<text:tab/>Reports are shown for a brief period (about 2 seconds).</text:p>
      <text:p text:style-name="P37">Long<text:tab/>Reports are shown for a long period (about 4 seconds).</text:p>
      <text:p text:style-name="P37">Pause<text:tab/>A report is shown and the operator must acknowledge it before any more processing can continue by pressing one of the LCD buttons.</text:p>
      <text:h text:style-name="P120" text:outline-level="4"><text:bookmark-start text:name="__RefHeading___Toc1035_937605990"/>System <text:span text:style-name="T15">I2C</text:span> sub-menu<text:bookmark-end text:name="__RefHeading___Toc1035_937605990"/></text:h>
      <text:p text:style-name="P56"><draw:frame text:anchor-type="char" draw:z-index="9" draw:name="Shape1_0" draw:style-name="gr1" draw:text-style-name="P131" svg:width="7.677cm" svg:height="1.941cm" svg:x="9.322cm" svg:y="0.092cm"><draw:text-box><text:p><text:span text:style-name="T39"><text:s/></text:span><text:span text:style-name="T39">System <text:s text:c="5"/>v2.6 </text:span></text:p><text:p><text:span text:style-name="T39"><text:s/></text:span><text:span text:style-name="T39">i2cID &lt;10 20 50 <text:s/></text:span></text:p></draw:text-box></draw:frame><text:span text:style-name="T12">Allows the I</text:span><text:span text:style-name="T5">2</text:span><text:span text:style-name="T12">C node numbers to be adjusted. This should never be necessary during normal operations.</text:span></text:p>
      <text:p text:style-name="P72">The second row shows the currently-set IDs (in hexadecimal).</text:p>
      <text:p text:style-name="P57"><draw:frame text:anchor-type="char" draw:z-index="10" draw:name="Shape1_0" draw:style-name="gr1" draw:text-style-name="P131" svg:width="7.677cm" svg:height="1.941cm" svg:x="9.322cm" svg:y="0.199cm"><draw:text-box><text:p><text:span text:style-name="T39"><text:s/></text:span><text:span text:style-name="T39">System Con <text:s text:c="6"/></text:span></text:p><text:p><text:span text:style-name="T39"><text:s/></text:span><text:span text:style-name="T39">i2cID &gt;10&lt;20 50 <text:s/></text:span></text:p></draw:text-box></draw:frame>Use the right-button to select the desired field to edit, and the up/down buttons to alter the values.</text:p>
      <text:p text:style-name="P39"><draw:frame text:anchor-type="char" draw:z-index="11" draw:name="Shape1_0" draw:style-name="gr1" draw:text-style-name="P131" svg:width="7.677cm" svg:height="1.941cm" svg:x="9.322cm" svg:y="0.566cm"><draw:text-box><text:p><text:span text:style-name="T39"><text:s/></text:span><text:span text:style-name="T39">System <text:s text:c="3"/>Inp <text:s text:c="3"/></text:span></text:p><text:p><text:span text:style-name="T39"><text:s/></text:span><text:span text:style-name="T39">I2cID <text:s/>10&gt;20&lt;50 <text:s/></text:span></text:p></draw:text-box></draw:frame>Con<text:tab/>Sets the controller’s I<text:span text:style-name="T4">2</text:span>C node ID.</text:p>
      <text:p text:style-name="P39">Inp<text:tab/>Set the base ID of the input modules.</text:p>
      <text:p text:style-name="P39"><draw:frame text:anchor-type="char" draw:z-index="12" draw:name="Shape1_0" draw:style-name="gr1" draw:text-style-name="P131" svg:width="7.677cm" svg:height="1.941cm" svg:x="9.237cm" svg:y="0.152cm"><draw:text-box><text:p><text:span text:style-name="T39"><text:s/></text:span><text:span text:style-name="T39">System <text:s text:c="6"/>Out </text:span></text:p><text:p><text:span text:style-name="T39"><text:s/></text:span><text:span text:style-name="T39">i2cID <text:s/>10 20&gt;50&lt; <text:s/></text:span></text:p></draw:text-box></draw:frame>Out<text:tab/>Set the base ID of the output modules.</text:p>
      <text:h text:style-name="P116" text:outline-level="4"><text:bookmark-start text:name="__RefHeading___Toc822_2579033525"/>System <text:span text:style-name="T16">Nodes</text:span> sub-menu<text:bookmark-end text:name="__RefHeading___Toc822_2579033525"/></text:h>
      <text:p text:style-name="P61"><draw:frame text:anchor-type="char" draw:z-index="13" draw:name="Shape1_0" draw:style-name="gr1" draw:text-style-name="P131" svg:width="7.677cm" svg:height="1.941cm" svg:x="9.322cm" svg:y="0.358cm"><draw:text-box><text:p><text:span text:style-name="T39"><text:s/></text:span><text:span text:style-name="T39">System <text:s text:c="5"/>v2.6 </text:span></text:p><text:p><text:span text:style-name="T39"><text:s/></text:span><text:span text:style-name="T39">Nodes &lt; <text:s text:c="9"/></text:span></text:p></draw:text-box></draw:frame>Shows the connected input and output module node numbers.</text:p>
      <text:p text:style-name="P61">Use the right-button to show the node IDs.</text:p>
      <text:p text:style-name="P81"><draw:frame text:anchor-type="char" draw:z-index="14" draw:name="Shape1_0" draw:style-name="gr1" draw:text-style-name="P131" svg:width="7.677cm" svg:height="1.941cm" svg:x="9.322cm" svg:y="0.358cm"><draw:text-box><text:p><text:span text:style-name="T39"><text:s/></text:span><text:span text:style-name="T39">System <text:s/>.1..4... </text:span></text:p><text:p><text:span text:style-name="T39"><text:s/></text:span><text:span text:style-name="T39">.....5..8......f </text:span></text:p></draw:text-box></draw:frame>The example shows input nodes 1 &amp; 4, output nodes 5 ,8. and ‘f’.</text:p>
      <text:p text:style-name="P61">No changes can be made.</text:p>
      <text:h text:style-name="P117" text:outline-level="4"><text:bookmark-start text:name="__RefHeading___Toc1037_937605990"/>System Debug sub-menu<text:bookmark-end text:name="__RefHeading___Toc1037_937605990"/></text:h>
      <text:p text:style-name="P58"><draw:frame text:anchor-type="char" draw:z-index="15" draw:name="Shape1_0" draw:style-name="gr1" draw:text-style-name="P131" svg:width="7.677cm" svg:height="1.941cm" svg:x="9.322cm" svg:y="0.005cm"><draw:text-box><text:p><text:span text:style-name="T39"><text:s/></text:span><text:span text:style-name="T39">System <text:s text:c="5"/>v2.6 </text:span></text:p><text:p><text:span text:style-name="T39"><text:s/></text:span><text:span text:style-name="T39">Debug &lt; Brief <text:s text:c="3"/></text:span></text:p></draw:text-box></draw:frame>This controls the verbosity of debug messages output to the serial port of both the Uno control module and the output modules.</text:p>
      <text:p text:style-name="P60"><draw:frame text:anchor-type="char" draw:z-index="16" draw:name="Shape1_0" draw:style-name="gr1" draw:text-style-name="P131" svg:width="7.677cm" svg:height="1.941cm" svg:x="9.322cm" svg:y="0.259cm"><draw:text-box><text:p><text:span text:style-name="T39"><text:s/></text:span><text:span text:style-name="T39">System <text:s text:c="5"/>v2.6 </text:span></text:p><text:p><text:span text:style-name="T39"><text:s/></text:span><text:span text:style-name="T39">Debug <text:s/>&gt;Detail&lt; <text:s/></text:span></text:p></draw:text-box></draw:frame>Use the right-button and then adjust the level using the up/down buttons.</text:p>
      <text:p text:style-name="P38">None<text:tab/>No debug messages are output.</text:p>
      <text:p text:style-name="P39">Errors<text:tab/>Only error messages (when something goes wrong) are output.</text:p>
      <text:p text:style-name="P39">Brief<text:tab/>Brief messages describing major events are output.</text:p>
      <text:p text:style-name="P39">Detail<text:tab/>More detailed messages are output for more events.</text:p>
      <text:p text:style-name="P39">Full<text:tab/>Debug messages are output for all events.</text:p>
      <text:h text:style-name="Heading_20_3" text:outline-level="3"><text:bookmark-start text:name="__RefHeading___Toc337_1673517113"/>Output menu<text:bookmark-end text:name="__RefHeading___Toc337_1673517113"/></text:h>
      <text:p text:style-name="P7"><draw:frame text:anchor-type="char" draw:z-index="17" draw:name="Shape1_0" draw:style-name="gr1" draw:text-style-name="P131" svg:width="7.677cm" svg:height="1.941cm" svg:x="9.322cm" svg:y="0.236cm"><draw:text-box><text:p><text:span text:style-name="T39"><text:s/></text:span><text:span text:style-name="T39">Output&lt; <text:s text:c="3"/>4 <text:s/>1 <text:s/></text:span></text:p><text:p><text:span text:style-name="T39"><text:s/></text:span><text:span text:style-name="T39">Servo <text:s/>4f 3e d <text:s text:c="2"/></text:span></text:p></draw:text-box></draw:frame>Configure the outputs. The second row shows a summary of the selected output’s current <text:soft-page-break/>configuration. These are its type, the “Lo” and “Hi” settings and the servo speed, all in hexadecimal.</text:p>
      <text:p text:style-name="P7"><draw:frame text:anchor-type="char" draw:z-index="18" draw:name="Shape1_0" draw:style-name="gr1" draw:text-style-name="P131" svg:width="7.677cm" svg:height="1.941cm" svg:x="9.322cm" svg:y="0.116cm"><draw:text-box><text:p><text:span text:style-name="T39"><text:s/></text:span><text:span text:style-name="T39">Output <text:s text:c="4"/>4 &gt;1&lt; </text:span></text:p><text:p><text:span text:style-name="T39"><text:s/></text:span><text:span text:style-name="T39">Servo <text:s/>4f 3e d <text:s text:c="2"/></text:span></text:p></draw:text-box></draw:frame>Use right-button and then select the module ID to configure. Use the right-button <text:span text:style-name="T29">again </text:span>and then select the individual pin to configure.</text:p>
      <text:p text:style-name="P11"><draw:frame text:anchor-type="char" draw:z-index="19" draw:name="Shape1_0" draw:style-name="gr1" draw:text-style-name="P131" svg:width="7.677cm" svg:height="1.941cm" svg:x="9.322cm" svg:y="0.369cm"><draw:text-box><text:p><text:span text:style-name="T39"><text:s/></text:span><text:span text:style-name="T39">Output <text:s text:c="4"/>4 <text:s/>1 <text:s/></text:span></text:p><text:p><text:span text:style-name="T39"><text:s/></text:span><text:span text:style-name="T39">Servo &lt;4f 3e d <text:s text:c="2"/></text:span></text:p></draw:text-box></draw:frame>Use the right-button again to move to the type field. <text:span text:style-name="T17">Use the up/down buttons to select the desired output type.</text:span></text:p>
      <text:h text:style-name="P118" text:outline-level="4"><text:bookmark-start text:name="__RefHeading___Toc824_2579033525"/><text:span text:style-name="T19">Output </text:span><text:span text:style-name="T21">S</text:span><text:span text:style-name="T19">ervo </text:span>sub-menu<text:bookmark-end text:name="__RefHeading___Toc824_2579033525"/></text:h>
      <text:p text:style-name="P62"><draw:frame text:anchor-type="char" draw:z-index="20" draw:name="Shape1_0" draw:style-name="gr1" draw:text-style-name="P131" svg:width="7.677cm" svg:height="1.941cm" svg:x="9.322cm" svg:y="0.358cm"><draw:text-box><text:p><text:span text:style-name="T39"><text:s/></text:span><text:span text:style-name="T39">Output <text:s/>Lo <text:s text:c="2"/>Hi <text:s/></text:span></text:p><text:p><text:span text:style-name="T39"><text:s/></text:span><text:span text:style-name="T39">Servi &gt; 79&lt; <text:s/>62 <text:s/></text:span></text:p></draw:text-box></draw:frame>Use the right-button to configure a servo’s movement positions and speed.</text:p>
      <text:p text:style-name="P62">The servo’s Hi and Lo positions are now shown as decimals between 0 and 180 (degrees).</text:p>
      <text:p text:style-name="P62">The servo will move in sympathy to the changes made. Use the select button to test the servo, it will move between the specified Lo and Hi positions.<text:span text:style-name="T25">To move more quickly, press and hold the up/down buttons.</text:span></text:p>
      <text:p text:style-name="P62"><draw:frame text:anchor-type="char" draw:z-index="21" draw:name="Shape1_0" draw:style-name="gr1" draw:text-style-name="P131" svg:width="7.677cm" svg:height="1.941cm" svg:x="9.322cm" svg:y="0.021cm"><draw:text-box><text:p><text:span text:style-name="T39"><text:s/></text:span><text:span text:style-name="T39">Output <text:s/>Lo <text:s text:c="2"/>Hi <text:s/></text:span></text:p><text:p><text:span text:style-name="T39"><text:s/></text:span><text:span text:style-name="T39">Servo <text:s text:c="2"/>79 &gt; 62&lt; </text:span></text:p></draw:text-box></draw:frame>Use the right button to move to the “Hi” field. The servo will move to the Hi position at the same time.</text:p>
      <text:p text:style-name="P64">Again, the servo will move in sympathy to the changes made. Again the select button will test the servo.</text:p>
      <text:p text:style-name="P64"><draw:frame text:anchor-type="char" draw:z-index="22" draw:name="Shape1_0" draw:style-name="gr1" draw:text-style-name="P131" svg:width="7.677cm" svg:height="1.941cm" svg:x="9.322cm" svg:y="0.129cm"><draw:text-box><text:p><text:span text:style-name="T39"><text:s/></text:span><text:span text:style-name="T39">Output Spd Reset </text:span></text:p><text:p><text:span text:style-name="T39"><text:s/></text:span><text:span text:style-name="T39">Servo <text:s/>&gt;d&lt; <text:s text:c="3"/>0 <text:s/></text:span></text:p></draw:text-box></draw:frame>Use the right-button to configure the servo’s speed.</text:p>
      <text:p text:style-name="P64">Speed ‘0’ is the slowest, about 1.5 seconds, ‘f’ the fastest (as fast as the servo can go).</text:p>
      <text:p text:style-name="P64"><draw:frame text:anchor-type="char" draw:z-index="23" draw:name="Shape1_0" draw:style-name="gr1" draw:text-style-name="P131" svg:width="7.677cm" svg:height="1.941cm" svg:x="9.322cm" svg:y="0.176cm"><draw:text-box><text:p><text:span text:style-name="T39"><text:s/></text:span><text:span text:style-name="T39">Output Spd Reset </text:span></text:p><text:p><text:span text:style-name="T39"><text:s/></text:span><text:span text:style-name="T39">Servo <text:s text:c="2"/>d <text:s/>&gt; <text:s/>0&lt; </text:span></text:p></draw:text-box></draw:frame>Use the right-button to configure the reset interval. This the time (in seconds) after which the servo will automatically return to its Lo state. Zero means don’t auto-reset. <text:span text:style-name="T18"><text:s/>To move more quickly, press and hold the up/down buttons.</text:span></text:p>
      <text:p text:style-name="P66">Use the left-button to return through the fields to the “Servo” field.</text:p>
      <text:p text:style-name="P66">Use the left or select button to cancel or confirm the changes.</text:p>
      <text:h text:style-name="P121" text:outline-level="4"><text:bookmark-start text:name="__RefHeading___Toc826_2579033525"/><text:span text:style-name="T19">Output </text:span><text:span text:style-name="T21">S</text:span><text:span text:style-name="T20">ignal</text:span><text:span text:style-name="T19"> </text:span>sub-menu<text:bookmark-end text:name="__RefHeading___Toc826_2579033525"/></text:h>
      <text:p text:style-name="P70"><draw:frame text:anchor-type="char" draw:z-index="24" draw:name="Shape1_0" draw:style-name="gr1" draw:text-style-name="P131" svg:width="7.677cm" svg:height="1.941cm" svg:x="9.322cm" svg:y="0.198cm"><draw:text-box><text:p><text:span text:style-name="T39"><text:s/></text:span><text:span text:style-name="T39">Output <text:s text:c="4"/>4 <text:s/>2 <text:s/></text:span></text:p><text:p><text:span text:style-name="T39"><text:s/></text:span><text:span text:style-name="T39">Signal&lt;5a 87 e <text:s text:c="2"/></text:span></text:p></draw:text-box></draw:frame>Signals operate in exactly the same manner as servos above.</text:p>
      <text:p text:style-name="P70">All the same features are available.</text:p>
      <text:h text:style-name="P119" text:outline-level="4"><text:bookmark-start text:name="__RefHeading___Toc828_2579033525"/>Output LED sub menu<text:bookmark-end text:name="__RefHeading___Toc828_2579033525"/></text:h>
      <text:p text:style-name="P9"><draw:frame text:anchor-type="char" draw:z-index="25" draw:name="Shape1_0" draw:style-name="gr1" draw:text-style-name="P131" svg:width="7.677cm" svg:height="1.941cm" svg:x="9.322cm" svg:y="0.358cm"><draw:text-box><text:p><text:span text:style-name="T39"><text:s/></text:span><text:span text:style-name="T39">Output <text:s text:c="4"/>4 <text:s/>2 <text:s/></text:span></text:p><text:p><text:span text:style-name="T39"><text:s/></text:span><text:span text:style-name="T39">LED <text:s text:c="2"/>&lt;3f 3e d <text:s text:c="2"/></text:span></text:p></draw:text-box></draw:frame>Use the right-button to configure <text:span text:style-name="T24">LED’s intensity and speed of change. PWM is used to vary the intensity.</text:span></text:p>
      <text:p text:style-name="P63">The LED’s Hi and Lo intensiities are now shown as decimals between 0 and 255.</text:p>
      <text:p text:style-name="P63">The LED’s intensity will vary in sympathy to the changes made. Use the select button to test the LED, It will go out and the complimentary LED will illuminate (at the Hi intensity).</text:p>
      <text:p text:style-name="P63"><draw:frame text:anchor-type="char" draw:z-index="26" draw:name="Shape1_0" draw:style-name="gr1" draw:text-style-name="P131" svg:width="7.677cm" svg:height="1.941cm" svg:x="9.322cm" svg:y="0.138cm"><draw:text-box><text:p><text:span text:style-name="T39"><text:s/></text:span><text:span text:style-name="T39">Output <text:s/>Lo <text:s text:c="2"/>Hi <text:s/></text:span></text:p><text:p><text:span text:style-name="T39"><text:s/></text:span><text:span text:style-name="T39">LED <text:s text:c="4"/>63 &gt; 62&lt; </text:span></text:p></draw:text-box></draw:frame>Use the right button to move to the “Hi” field. The LED will go out and the complimentary LED will illuminate (at the Hi intensity).</text:p>
      <text:p text:style-name="P65">Again, the LED will move in sympathy to the changes made. Again the select button will test the LED.</text:p>
      <text:p text:style-name="P65"><draw:frame text:anchor-type="char" draw:z-index="27" draw:name="Shape1_0" draw:style-name="gr1" draw:text-style-name="P131" svg:width="7.677cm" svg:height="1.941cm" svg:x="9.322cm" svg:y="0.358cm"><draw:text-box><text:p><text:span text:style-name="T39"><text:s/></text:span><text:span text:style-name="T39">Output Spd Reset </text:span></text:p><text:p><text:span text:style-name="T39"><text:s/></text:span><text:span text:style-name="T39">LED <text:s text:c="3"/>&gt;d&lt; <text:s text:c="3"/>0 <text:s/></text:span></text:p></draw:text-box></draw:frame>Use the right-button to configure the speed at which the LEDs fade in and out. Zero is slowest and takes about 1.5 seconds, ‘f’ is fastest switching immediately.</text:p>
      <text:p text:style-name="P65"><draw:frame text:anchor-type="char" draw:z-index="28" draw:name="Shape1_0" draw:style-name="gr1" draw:text-style-name="P131" svg:width="7.677cm" svg:height="1.941cm" svg:x="9.322cm" svg:y="0.358cm"><draw:text-box><text:p><text:span text:style-name="T39"><text:s/></text:span><text:span text:style-name="T39">Output Spd Reset </text:span></text:p><text:p><text:span text:style-name="T39"><text:s/></text:span><text:span text:style-name="T39">LED <text:s text:c="4"/>d <text:s/>&gt; <text:s/>0&lt; </text:span></text:p></draw:text-box></draw:frame>Use the right-button to configure the reset interval. This the time (in seconds) after which the LED will automatically return to its Lo state. Zero means don’t auto-reset.</text:p>
      <text:p text:style-name="P67">Use the left-button to return through the fields to the “LED” field.</text:p>
      <text:p text:style-name="P67">Use the left or select button to cancel or confirm the changes.</text:p>
      <text:p text:style-name="P74">Note<text:span text:style-name="T27">s</text:span>:</text:p>
      <text:list xml:id="list4187210306" text:style-name="L2">
        <text:list-item>
          <text:p text:style-name="P85">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86">If using the output for non-LED purposes, often the intensity is set to 255 (always on, no PWM) and the speed to ‘f’ (immediate, no fade).</text:p>
        </text:list-item>
      </text:list>
      <text:h text:style-name="P123" text:outline-level="4"><text:bookmark-start text:name="__RefHeading___Toc830_2579033525"/>Output LED_<text:span text:style-name="T23">4</text:span> sub menu<text:bookmark-end text:name="__RefHeading___Toc830_2579033525"/></text:h>
      <text:p text:style-name="P10"><draw:frame text:anchor-type="char" draw:z-index="29" draw:name="Shape1_0" draw:style-name="gr1" draw:text-style-name="P131" svg:width="7.677cm" svg:height="1.941cm" svg:x="9.322cm" svg:y="0.358cm"><draw:text-box><text:p><text:span text:style-name="T39"><text:s/></text:span><text:span text:style-name="T39">Output <text:s text:c="4"/>4 <text:s/>3 <text:s/></text:span></text:p><text:p><text:span text:style-name="T39"><text:s/></text:span><text:span text:style-name="T39">LED_4 &lt;3f 3e d <text:s text:c="2"/></text:span></text:p></draw:text-box></draw:frame>LED_4 outputs are configured in exactly the same manner as LEDs above.</text:p>
      <text:p text:style-name="P71">All the same features are available.</text:p>
      <text:p text:style-name="P73">However, LED_4 outputs are tied to the previous <text:span text:style-name="T26">(next lower number)</text:span> pin’s output <text:span text:style-name="T26">(on the same output module)</text:span> and operate in tandem.</text:p>
      <text:p text:style-name="P73">To operate correctly the previous pin must be configured as a LED with a red LED on the normal (servo) pin, and an amber LED on the alternate pad. The LED_4 must have an amber LED on its <text:span text:style-name="T26">normal (servo) pin, and a green LED on its alternate pad.</text:span></text:p>
      <text:p text:style-name="P76">Setting the LED_4 Hi will illuminate the red LED, with all the others extinguished. Subsequent settings of LED_4 Lo will step through the appropriate combinations (single amber, double amber) until the green LED alone is illuminated.</text:p>
      <text:h text:style-name="P123" text:outline-level="4"><text:bookmark-start text:name="__RefHeading___Toc832_2579033525"/>Output <text:span text:style-name="T23">Flash</text:span> sub menu<text:bookmark-end text:name="__RefHeading___Toc832_2579033525"/></text:h>
      <text:p text:style-name="P13"><draw:frame text:anchor-type="char" draw:z-index="30" draw:name="Shape1_0" draw:style-name="gr2" draw:text-style-name="P131" svg:width="7.677cm" svg:height="1.997cm" svg:x="9.322cm" svg:y="0.302cm"><draw:text-box><text:p><text:span text:style-name="T39"><text:s/></text:span><text:span text:style-name="T39">Output <text:s text:c="4"/>4 <text:s/>4 <text:s/></text:span></text:p><text:p><text:span text:style-name="T39"><text:s/></text:span><text:span text:style-name="T39">Flash &lt;4f 4e d <text:s text:c="2"/></text:span></text:p></draw:text-box></draw:frame>Flash outputs are configured in the same manner as LED outputs.</text:p>
      <text:p text:style-name="P14">Two of the parameters have slightly different meanings.</text:p>
      <text:p text:style-name="P14">The Speed parameter specifies how fast the LED should flash. Speed ‘0’ is the slowest, taking about <text:span text:style-name="T28">4 </text:span>seconds <text:span text:style-name="T28">between flashes</text:span>. The fastest speed is ‘e’, about a tenth of a second. Speed ‘f’ makes the LED flicker randomly. <text:span text:style-name="T28">There is no fade-in or fade-out for Flash outputs.</text:span></text:p>
      <text:p text:style-name="P15">The Reset parameter specifies how long the output should flash for (in seconds). Zero means flash indefinitely – only stop when the output is set to Lo. After this period, the output remains steady at either Hi or Lo as appropriate.</text:p>
      <text:h text:style-name="P119" text:outline-level="4"><text:bookmark-start text:name="__RefHeading___Toc834_2579033525"/>Output <text:span text:style-name="T23">Blink</text:span> sub menu<text:bookmark-end text:name="__RefHeading___Toc834_2579033525"/></text:h>
      <text:p text:style-name="P16"><draw:frame text:anchor-type="char" draw:z-index="31" draw:name="Shape1_0" draw:style-name="gr1" draw:text-style-name="P131" svg:width="7.677cm" svg:height="1.941cm" svg:x="9.322cm" svg:y="-0.039cm"><draw:text-box><text:p><text:span text:style-name="T39"><text:s/></text:span><text:span text:style-name="T39">Output <text:s text:c="4"/>4 <text:s/>5 <text:s/></text:span></text:p><text:p><text:span text:style-name="T39"><text:s/></text:span><text:span text:style-name="T39">Blink &lt;51 53 e <text:s text:c="2"/></text:span></text:p></draw:text-box></draw:frame>Bilnk is almost identical to Flash and is configured in the same manner.</text:p>
      <text:p text:style-name="P16">The difference is that Blink outputs always return to their Lo setting (after the Reset period).</text:p>
      <text:h text:style-name="P114" text:outline-level="3"><text:bookmark-start text:name="__RefHeading___Toc836_2579033525"/>Input menu<text:bookmark-end text:name="__RefHeading___Toc836_2579033525"/></text:h>
      <text:p text:style-name="P8"><draw:frame text:anchor-type="char" draw:z-index="32" draw:name="Shape1_0" draw:style-name="gr1" draw:text-style-name="P131" svg:width="7.677cm" svg:height="1.941cm" svg:x="9.322cm" svg:y="0.083cm"><draw:text-box><text:p><text:span text:style-name="T39"><text:s/></text:span><text:span text:style-name="T39">Input &lt; <text:s text:c="3"/>8 <text:s/>1 <text:s/></text:span></text:p><text:p><text:span text:style-name="T39"><text:s/></text:span><text:span text:style-name="T39">On/Off <text:s/>41 .. .. </text:span></text:p></draw:text-box></draw:frame>Configure the inputs. The second row shows a summary of the selected <text:span text:style-name="T29">inputs</text:span>’s current configuration. <text:span text:style-name="T29">The type of the input, and the output(s) which are operated by this input.</text:span></text:p>
      <text:p text:style-name="P19">In the example, it’s an “On/Off” input, operating output module 4, pin 1. <text:span text:style-name="T32">The first three (of seven) outputs are shown, with the double-dots indicating “disabled”.</text:span></text:p>
      <text:p text:style-name="P8"><draw:frame text:anchor-type="char" draw:z-index="33" draw:name="Shape1_0" draw:style-name="gr1" draw:text-style-name="P131" svg:width="7.677cm" svg:height="1.941cm" svg:x="9.322cm" svg:y="0.358cm"><draw:text-box><text:p><text:span text:style-name="T39"><text:s/></text:span><text:span text:style-name="T39">Input <text:s text:c="5"/>8 &gt;1&lt; </text:span></text:p><text:p><text:span text:style-name="T39"><text:s/></text:span><text:span text:style-name="T39">On/Off <text:s/>41 .. .. </text:span></text:p></draw:text-box></draw:frame>Use right-button and then select the module ID to configure. Use the right-button <text:span text:style-name="T29">again</text:span> and then select the individual pin to configure.</text:p>
      <text:p text:style-name="P20">Pressing the select-button here will exercise all the outputs attached to this input for identification/check.</text:p>
      <text:p text:style-name="P12"><draw:frame text:anchor-type="char" draw:z-index="34" draw:name="Shape1_0" draw:style-name="gr1" draw:text-style-name="P131" svg:width="7.677cm" svg:height="1.941cm" svg:x="9.322cm" svg:y="0.358cm"><draw:text-box><text:p><text:span text:style-name="T39"><text:s/></text:span><text:span text:style-name="T39">Input <text:s text:c="5"/>8 <text:s/>1 <text:s/></text:span></text:p><text:p><text:span text:style-name="T39"><text:s/></text:span><text:span text:style-name="T39">On/Off&lt; 41 .. .. </text:span></text:p></draw:text-box></draw:frame>Use the right-button again to move to the type field. <text:span text:style-name="T17">Use the up/down buttons to select the desired input type.</text:span></text:p>
      <text:p text:style-name="P87">In the example, input module 8, pin 1 (an On/Off input) is operating output module 4, pin 1.</text:p>
      <text:p text:style-name="P79"><draw:frame text:anchor-type="char" draw:z-index="36" draw:name="Shape1_0" draw:style-name="gr1" draw:text-style-name="P131" svg:width="7.677cm" svg:height="1.941cm" svg:x="9.322cm" svg:y="0.171cm"><draw:text-box><text:p><text:span text:style-name="T39"><text:s/></text:span><text:span text:style-name="T39">Input <text:s text:c="5"/>8 <text:s/>1 <text:s/></text:span></text:p><text:p><text:span text:style-name="T39"><text:s/></text:span><text:span text:style-name="T39">On/Off &gt;A&lt; 4 <text:s/>1 <text:s/></text:span></text:p></draw:text-box></draw:frame>Use the right-button and the first (labelled ‘A’) output configuration is shown.</text:p>
      <text:p text:style-name="P20">Pressing the select-button here will exercise the attached output to help identify/check you have the desired output.</text:p>
      <text:p text:style-name="P20"><draw:frame text:anchor-type="char" draw:z-index="35" draw:name="Shape1_0" draw:style-name="gr1" draw:text-style-name="P131" svg:width="7.677cm" svg:height="1.941cm" svg:x="9.322cm" svg:y="0.286cm"><draw:text-box><text:p><text:span text:style-name="T39"><text:s/></text:span><text:span text:style-name="T39">Input <text:s text:c="5"/>8 <text:s/>1 <text:s/></text:span></text:p><text:p><text:span text:style-name="T39"><text:s/></text:span><text:span text:style-name="T39">On/Off &gt;G&lt; . <text:s/>. <text:s/></text:span></text:p></draw:text-box></draw:frame>Use the up/down buttons to choose the output to change, there can be up to seven outputs labelled ‘A’ to ‘G’. Disabled outputs are shown with two ‘.’ characters.</text:p>
      <text:p text:style-name="P20"><draw:frame text:anchor-type="char" draw:z-index="37" draw:name="Shape1_0" draw:style-name="gr1" draw:text-style-name="P131" svg:width="7.677cm" svg:height="1.941cm" svg:x="9.322cm" svg:y="0.358cm"><draw:text-box><text:p><text:span text:style-name="T39"><text:s/></text:span><text:span text:style-name="T39">Input <text:s text:c="5"/>8 <text:s/>1 <text:s/></text:span></text:p><text:p><text:span text:style-name="T39"><text:s/></text:span><text:span text:style-name="T39">On/Off <text:s/>A &gt;4&lt; 1 <text:s/></text:span></text:p></draw:text-box></draw:frame>Use the right-button and then the up/down buttons to change the attached output node.</text:p>
      <text:p text:style-name="P20">Use the select-button to enable/disable the output.</text:p>
      <text:p text:style-name="P21"><draw:frame text:anchor-type="char" draw:z-index="38" draw:name="Shape1_0" draw:style-name="gr1" draw:text-style-name="P131" svg:width="7.677cm" svg:height="1.941cm" svg:x="9.322cm" svg:y="0.212cm"><draw:text-box><text:p><text:span text:style-name="T39"><text:s/></text:span><text:span text:style-name="T39">Input <text:s text:c="5"/>8 <text:s/>1 <text:s/></text:span></text:p><text:p><text:span text:style-name="T39"><text:s/></text:span><text:span text:style-name="T39">On/Off <text:s/>A <text:s/>4 &gt;1&lt; </text:span></text:p></draw:text-box></draw:frame>Use the right-button and then the up/down buttons to change the output pin.</text:p>
      <text:p text:style-name="P69">Use the left-button to return through the fields to the <text:span text:style-name="T30">type (</text:span>“<text:span text:style-name="T30">On/Off</text:span>”<text:span text:style-name="T30">)</text:span> field.</text:p>
      <text:p text:style-name="P69">Use the left or select button to cancel or confirm the changes.</text:p>
      <text:h text:style-name="P122" text:outline-level="4"><text:bookmark-start text:name="__RefHeading___Toc897_3714537301"/>Input <text:span text:style-name="T30">delay</text:span><text:bookmark-end text:name="__RefHeading___Toc897_3714537301"/></text:h>
      <text:p text:style-name="P21">To configure a delay between the operation of an input’s outputs, put a special “delay” output between the two outputs concerned.</text:p>
      <text:p text:style-name="P97">For example to put a delay between the outputs module 4, pin 1 and module 5, pin 2 for input module 8 pin 1:</text:p>
      <text:p text:style-name="P22"><draw:frame text:anchor-type="char" draw:z-index="39" draw:name="Shape1_0" draw:style-name="gr1" draw:text-style-name="P131" svg:width="7.677cm" svg:height="1.941cm" svg:x="9.322cm" svg:y="0.358cm"><draw:text-box><text:p><text:span text:style-name="T39"><text:s/></text:span><text:span text:style-name="T39">Input <text:s text:c="5"/>8 <text:s/>1 <text:s/></text:span></text:p><text:p><text:span text:style-name="T39"><text:s/></text:span><text:span text:style-name="T39">On/Off <text:s/>A <text:s/>4 &gt;1&lt; </text:span></text:p></draw:text-box></draw:frame>Use the right-button to get to the output label field, and <text:span text:style-name="T31">confiure output “A”.</text:span></text:p>
      <text:p text:style-name="P80"/>
      <text:p text:style-name="P80"><draw:frame text:anchor-type="char" draw:z-index="40" draw:name="Shape1_0" draw:style-name="gr1" draw:text-style-name="P131" svg:width="7.677cm" svg:height="1.941cm" svg:x="9.322cm" svg:y="0.164cm"><draw:text-box><text:p><text:span text:style-name="T39"><text:s/></text:span><text:span text:style-name="T39">Input <text:s text:c="5"/>8 <text:s/>1 <text:s/></text:span></text:p><text:p><text:span text:style-name="T39"><text:s/></text:span><text:span text:style-name="T39">On/Off &gt;B&lt; . <text:s/>. <text:s/></text:span></text:p></draw:text-box></draw:frame>Return to the label field and use the up/down buttons to select output ‘B’.</text:p>
      <text:p text:style-name="P80"/>
      <text:p text:style-name="P80"/>
      <text:p text:style-name="P80"><draw:frame text:anchor-type="char" draw:z-index="41" draw:name="Shape1_0" draw:style-name="gr1" draw:text-style-name="P131" svg:width="7.677cm" svg:height="1.941cm" svg:x="9.322cm" svg:y="0.053cm"><draw:text-box><text:p><text:span text:style-name="T39"><text:s/></text:span><text:span text:style-name="T39">Input <text:s text:c="5"/>8 <text:s/>1 <text:s/></text:span></text:p><text:p><text:span text:style-name="T39"><text:s/></text:span><text:span text:style-name="T39">On/Off <text:s/>B &gt;.&lt; . <text:s/></text:span></text:p></draw:text-box></draw:frame>Move to the node field and use the select button if necessary to ensure the output is disabled.</text:p>
      <text:p text:style-name="P75"/>
      <text:p text:style-name="P77"><draw:frame text:anchor-type="char" draw:z-index="42" draw:name="Shape1_0" draw:style-name="gr1" draw:text-style-name="P131" svg:width="7.677cm" svg:height="1.941cm" svg:x="9.322cm" svg:y="0.358cm"><draw:text-box><text:p><text:span text:style-name="T39"><text:s/></text:span><text:span text:style-name="T39">Input <text:s text:c="5"/>8 <text:s/>1 <text:s/></text:span></text:p><text:p><text:span text:style-name="T39"><text:s/></text:span><text:span text:style-name="T39">On/Off <text:s/>B <text:s/>. &gt;3&lt; </text:span></text:p></draw:text-box></draw:frame>Use the right-button and then the up/down buttons to specify the delay required, from 1 to 255 seconds.</text:p>
      <text:p text:style-name="P78">To remove a delay, set it to zero (a ‘.’ will once more be shown).</text:p>
      <text:p text:style-name="P78"><draw:frame text:anchor-type="char" draw:z-index="43" draw:name="Shape1_0" draw:style-name="gr1" draw:text-style-name="P131" svg:width="7.677cm" svg:height="1.941cm" svg:x="9.322cm" svg:y="0.203cm"><draw:text-box><text:p><text:span text:style-name="T39"><text:s/></text:span><text:span text:style-name="T39">Input <text:s text:c="5"/>8 <text:s/>1 <text:s/></text:span></text:p><text:p><text:span text:style-name="T39"><text:s/></text:span><text:span text:style-name="T39">On/Off &gt;C&lt; 5 <text:s/>2 <text:s/></text:span></text:p></draw:text-box></draw:frame>Proceed to output ‘C’ to configure the output to be actioned after the delay.</text:p>
      <text:p text:style-name="P78"/>
      <text:p text:style-name="P78"/>
      <text:p text:style-name="P78"><draw:frame text:anchor-type="char" draw:z-index="44" draw:name="Shape1_0" draw:style-name="gr1" draw:text-style-name="P131" svg:width="7.677cm" svg:height="1.941cm" svg:x="9.322cm" svg:y="0.152cm"><draw:text-box><text:p><text:span text:style-name="T39"><text:s/></text:span><text:span text:style-name="T39">Input <text:s text:c="5"/>8 <text:s/>1 <text:s/></text:span></text:p><text:p><text:span text:style-name="T39"><text:s/></text:span><text:span text:style-name="T39">On/Off 41 .3 52 <text:s/></text:span></text:p></draw:text-box></draw:frame>Return to the type (“On/Off”) field and a summary of the setting is shown.</text:p>
      <text:p text:style-name="P78">Input module 8, pin 1, will operate output module 4, pin 1, pause 3 seconds and then operate output module 5, pin 2.</text:p>
      <text:p text:style-name="P78">Note that with multiple outputs, the outputs are operated in reverse order when being set Lo, so first output module 5, pin 2, then wait 3 seconds, then output module 4, pin 1.</text:p>
      <text:h text:style-name="P113" text:outline-level="3"><text:bookmark-start text:name="__RefHeading___Toc339_1673517113"/>Lock menu<text:bookmark-end text:name="__RefHeading___Toc339_1673517113"/></text:h>
      <text:p text:style-name="P24">Interlocks can be configured between any pair of outputs. Each output can have up to eight locks, four against its Lo state, four against its Hi state.</text:p>
      <text:p text:style-name="P24">Normally locks are created in pairs, one entry in each of the outputs.</text:p>
      <text:p text:style-name="P24">Locks specify a state that is forbidden. For example a signal may not be Lo (Off) when a servo (point) is set against it, Hi for example.</text:p>
      <text:p text:style-name="P24">The definition for the signal will be specified in its Lo set, against the point being Hi. The definition for the point will be in its Hi set, against the signal being Lo (Off).</text:p>
      <text:p text:style-name="P24"><draw:frame text:anchor-type="char" draw:z-index="45" draw:name="Shape1_0" draw:style-name="gr1" draw:text-style-name="P131" svg:width="7.677cm" svg:height="1.941cm" svg:x="9.322cm" svg:y="0.358cm"><draw:text-box><text:p><text:span text:style-name="T39"><text:s/></text:span><text:span text:style-name="T39">Lock <text:s/>&lt; <text:s text:c="3"/>4 <text:s/>2 <text:s/></text:span></text:p><text:p><text:span text:style-name="T39"><text:s/></text:span><text:span text:style-name="T39">Signal Lo 0 Hi 0 </text:span></text:p></draw:text-box></draw:frame>In the top-level menu, use the up/down buttons to select the Lock menu.</text:p>
      <text:p text:style-name="P25">Use the right-button to move through the fields, selecting the desired node and pin with the up/down buttons as you go, just as for Output definitions.</text:p>
      <text:p text:style-name="P25">The example shows module 4, pin 2 (a signal) as no locks set in either of its sets, Lo or Hi.</text:p>
      <text:p text:style-name="P25"><draw:frame text:anchor-type="char" draw:z-index="46" draw:name="Shape1_0" draw:style-name="gr1" draw:text-style-name="P131" svg:width="7.677cm" svg:height="1.941cm" svg:x="9.322cm" svg:y="0.245cm"><draw:text-box><text:p><text:span text:style-name="T39"><text:s/></text:span><text:span text:style-name="T39">Lock <text:s text:c="6"/>4 <text:s/>2 <text:s/></text:span></text:p><text:p><text:span text:style-name="T39"><text:s/></text:span><text:span text:style-name="T39">Lo&lt; A <text:s/>.. <text:s/>. <text:s/>. <text:s/></text:span></text:p></draw:text-box></draw:frame>Use the right-button in the pin field and the bottom row shows the first (labelled ‘A’) Lo lock. The dots indicate “disabled”.</text:p>
      <text:p text:style-name="P25"><draw:frame text:anchor-type="char" draw:z-index="47" draw:name="Shape1_0" draw:style-name="gr1" draw:text-style-name="P131" svg:width="7.677cm" svg:height="1.941cm" svg:x="9.322cm" svg:y="0.347cm"><draw:text-box><text:p><text:span text:style-name="T39"><text:s/></text:span><text:span text:style-name="T39">Lock <text:s text:c="6"/>4 <text:s/>2 <text:s/></text:span></text:p><text:p><text:span text:style-name="T39"><text:s/></text:span><text:span text:style-name="T39">Lo &gt;A&lt; .. <text:s/>. <text:s/>. <text:s/></text:span></text:p></draw:text-box></draw:frame>Use the up/down buttons to select the outputs Lo or Hi set, then use the right-button to configure a lock&gt;</text:p>
      <text:p text:style-name="P25">Pressing the select-button here will exercise the output for indication/check.</text:p>
      <text:p text:style-name="P25">Use the up/down buttons to select the desired entry, there are four labelled ‘A’ to ‘D’. There is no significance to which ones are defined, all the entries will be utilised when testing for locks.</text:p>
      <text:p text:style-name="P25"><draw:frame text:anchor-type="char" draw:z-index="48" draw:name="Shape1_0" draw:style-name="gr1" draw:text-style-name="P131" svg:width="7.677cm" svg:height="1.941cm" svg:x="9.322cm" svg:y="0.026cm"><draw:text-box><text:p><text:span text:style-name="T39"><text:s/></text:span><text:span text:style-name="T39">Lock <text:s text:c="6"/>4 <text:s/>2 <text:s/></text:span></text:p><text:p><text:span text:style-name="T39"><text:s/></text:span><text:span text:style-name="T39">Lo <text:s/>A &gt;Hi&lt; 4 <text:s/>1 <text:s/></text:span></text:p></draw:text-box></draw:frame>Use the right-button and choose the Lo or Hi state for coplimentary output.</text:p>
      <text:p text:style-name="P25">Pressing the select-button here will enable/disable the lock entry.</text:p>
      <text:p text:style-name="P25">In the example, <text:span text:style-name="T33">output 4, pin 2 (a signal) has its first (‘A’) Lo locks set against output 4, pin 1 being Hi.</text:span></text:p>
      <text:p text:style-name="P26"><draw:frame text:anchor-type="char" draw:z-index="49" draw:name="Shape1_0" draw:style-name="gr1" draw:text-style-name="P131" svg:width="7.677cm" svg:height="1.941cm" svg:x="9.322cm" svg:y="0.026cm"><draw:text-box><text:p><text:span text:style-name="T39"><text:s/></text:span><text:span text:style-name="T39">Lock <text:s text:c="6"/>4 <text:s/>2 <text:s/></text:span></text:p><text:p><text:span text:style-name="T39"><text:s/></text:span><text:span text:style-name="T39">Lo <text:s/>A <text:s/>Hi &gt;4&lt; 1 <text:s/></text:span></text:p></draw:text-box></draw:frame>Use the right-button and then the up/down buttons to specify the output node to lock against. Locks can be set against any module, any pin.</text:p>
      <text:p text:style-name="P26">Pressing the select-button here will exercise the complimentary output for identification/check.</text:p>
      <text:p text:style-name="P83"><draw:frame text:anchor-type="char" draw:z-index="50" draw:name="Shape1_0" draw:style-name="gr1" draw:text-style-name="P131" svg:width="7.677cm" svg:height="1.941cm" svg:x="9.322cm" svg:y="0.026cm"><draw:text-box><text:p><text:span text:style-name="T39"><text:s/></text:span><text:span text:style-name="T39">Lock <text:s text:c="6"/>4 <text:s/>2 <text:s/></text:span></text:p><text:p><text:span text:style-name="T39"><text:s/></text:span><text:span text:style-name="T39">Lo <text:s/>A <text:s/>Hi <text:s/>4 &gt;1&lt; </text:span></text:p></draw:text-box></draw:frame>Use the right-button and then the up/down buttons to adjust the output pin in the same manner. Again, pressing the select-button here will exercise the output.</text:p>
      <text:p text:style-name="P26"><draw:frame text:anchor-type="char" draw:z-index="51" draw:name="Shape1_0" draw:style-name="gr1" draw:text-style-name="P131" svg:width="7.677cm" svg:height="1.941cm" svg:x="9.322cm" svg:y="0.026cm"><draw:text-box><text:p><text:span text:style-name="T39"><text:s/></text:span><text:span text:style-name="T39">Lock <text:s text:c="6"/>4 <text:s/>2 <text:s/></text:span></text:p><text:p><text:span text:style-name="T39"><text:s/></text:span><text:span text:style-name="T39">Lo&lt; A <text:s/>Hi <text:s/>4 <text:s/>1 <text:s/></text:span></text:p></draw:text-box></draw:frame>Return to the first field (“Lo”) and use the left or select button to cancel or confirm the changes.</text:p>
      <text:p text:style-name="P26"/>
      <text:p text:style-name="P26"><draw:frame text:anchor-type="char" draw:z-index="52" draw:name="Shape1_0" draw:style-name="gr1" draw:text-style-name="P131" svg:width="7.677cm" svg:height="1.941cm" svg:x="9.322cm" svg:y="0.026cm"><draw:text-box><text:p><text:span text:style-name="T39"><text:s/></text:span><text:span text:style-name="T39">Lock <text:s text:c="6"/>4 &gt;2&lt; </text:span></text:p><text:p><text:span text:style-name="T39"><text:s/></text:span><text:span text:style-name="T39">Signal Lo 1 Hi 0 <text:s/></text:span></text:p></draw:text-box></draw:frame>The panel now shows there’s one Lo lock defined for this output.</text:p>
      <text:p text:style-name="P26"/>
      <text:p text:style-name="P26"><draw:frame text:anchor-type="char" draw:z-index="53" draw:name="Shape1_0" draw:style-name="gr1" draw:text-style-name="P131" svg:width="7.677cm" svg:height="1.941cm" svg:x="9.322cm" svg:y="0.026cm"><draw:text-box><text:p><text:span text:style-name="T39"><text:s/></text:span><text:span text:style-name="T39">Lock <text:s text:c="6"/>4 &gt;1&lt; <text:s/></text:span></text:p><text:p><text:span text:style-name="T39"><text:s/></text:span><text:span text:style-name="T39">Servo <text:s/>Lo 0 Hi 0 </text:span></text:p></draw:text-box></draw:frame>To set the complimentary lock, select the desired node and pin as before. As usual, pressing select on the pin field will exercise the output for identification/check.</text:p>
      <text:p text:style-name="P26"><draw:frame text:anchor-type="char" draw:z-index="54" draw:name="Shape1_0" draw:style-name="gr1" draw:text-style-name="P131" svg:width="7.677cm" svg:height="1.941cm" svg:x="9.322cm" svg:y="0.026cm"><draw:text-box><text:p><text:span text:style-name="T39"><text:s/></text:span><text:span text:style-name="T39">Lock <text:s text:c="6"/>4 <text:s/>1 <text:s/></text:span></text:p><text:p><text:span text:style-name="T39"><text:s/></text:span><text:span text:style-name="T39">Hi&lt; A <text:s/>.. <text:s/>. <text:s/>. <text:s/></text:span></text:p></draw:text-box></draw:frame>Use the right-button and then the up/down buttons to select the Hi set for this output.</text:p>
      <text:p text:style-name="P25"/>
      <text:p text:style-name="P28"><draw:frame text:anchor-type="char" draw:z-index="55" draw:name="Shape1_0" draw:style-name="gr3" draw:text-style-name="P131" svg:width="7.677cm" svg:height="1.941cm" svg:x="9.322cm" svg:y="0.083cm"><draw:text-box><text:p><text:span text:style-name="T39"><text:s/></text:span><text:span text:style-name="T39">Lock <text:s text:c="6"/>4 <text:s/>1 <text:s/></text:span></text:p><text:p><text:span text:style-name="T39"><text:s/></text:span><text:span text:style-name="T39">Hi <text:s/>A &gt;Lo&lt; 5 <text:s/>3 <text:s/></text:span></text:p></draw:text-box></draw:frame>Use the right-button to move to the set field, and the up/down buttons to select the set.</text:p>
      <text:p text:style-name="P28"/>
      <text:p text:style-name="P28"><draw:frame text:anchor-type="char" draw:z-index="56" draw:name="Shape1_0" draw:style-name="gr1" draw:text-style-name="P131" svg:width="7.677cm" svg:height="1.941cm" svg:x="9.322cm" svg:y="0.026cm"><draw:text-box><text:p><text:span text:style-name="T39"><text:s/></text:span><text:span text:style-name="T39">Lock <text:s text:c="6"/>4 <text:s/>1 <text:s/></text:span></text:p><text:p><text:span text:style-name="T39"><text:s/></text:span><text:span text:style-name="T39">Hi <text:s/>A <text:s/>Lo <text:s/>4 &gt;2&lt; </text:span></text:p></draw:text-box></draw:frame>Use the right-button and then the up/down buttons to select the complimentary output.</text:p>
      <text:p text:style-name="P29">The example shows output 4, pin 1 (a servo) locked against output 4, pin 2 being Lo.</text:p>
      <text:p text:style-name="P29"><draw:frame text:anchor-type="char" draw:z-index="57" draw:name="Shape1_0" draw:style-name="gr1" draw:text-style-name="P131" svg:width="7.677cm" svg:height="1.941cm" svg:x="9.322cm" svg:y="0.026cm"><draw:text-box><text:p><text:span text:style-name="T39"><text:s/></text:span><text:span text:style-name="T39">Lock <text:s text:c="6"/>4 <text:s/>1 <text:s/></text:span></text:p><text:p><text:span text:style-name="T39"><text:s/></text:span><text:span text:style-name="T39">Servo <text:s/>Lo 0 Hi 1 </text:span></text:p></draw:text-box></draw:frame>Use the left or select button to cancel or confirm the changes.</text:p>
      <text:p text:style-name="P27">The panel now shows there’s one <text:span text:style-name="T34">Hi</text:span> lock defined for this output.</text:p>
      <text:p text:style-name="P29">Notes.</text:p>
      <text:list xml:id="list573827955" text:style-name="L3">
        <text:list-item>
          <text:p text:style-name="P98">It’s possible to specify locks against a pair of outputs where both outputs are in the same state (Hi or Lo) – this is perfectly reasonable.</text:p>
        </text:list-item>
        <text:list-item>
          <text:p text:style-name="P98">It’s possible to specify a lock against the same output. This isn’t useful.</text:p>
        </text:list-item>
      </text:list>
      <text:h text:style-name="P113" text:outline-level="3"><text:bookmark-start text:name="__RefHeading___Toc341_1673517113"/>Export menu<text:bookmark-end text:name="__RefHeading___Toc341_1673517113"/></text:h>
      <text:p text:style-name="P100">The complete configuration can be exported via the Uno’s serial IO using a USB cable connected to a computer.</text:p>
      <text:p text:style-name="P100">Some software capable of reading from the USB socket is required on the computer. The Arduino IDE is ideal for this.</text:p>
      <text:p text:style-name="P100"><draw:frame text:anchor-type="char" draw:z-index="58" draw:name="Shape1_0" draw:style-name="gr1" draw:text-style-name="P131" svg:width="7.677cm" svg:height="1.941cm" svg:x="9.322cm" svg:y="0.026cm"><draw:text-box><text:p><text:span text:style-name="T39"><text:s/></text:span><text:span text:style-name="T39">Export <text:s text:c="5"/>v2.6 </text:span></text:p><text:p><text:span text:style-name="T39"><text:s/></text:span><text:span text:style-name="T39">All <text:s text:c="2"/>&lt; <text:s text:c="9"/></text:span></text:p></draw:text-box></draw:frame>In the top-level menu, select the Export menu and then use the right-button to move to the export sub-menu.</text:p>
      <text:p text:style-name="P100">Use the up/down buttons to select the definitions to export (the system, the outputs, the inputs, the locks) or select “All” to export everything.</text:p>
      <text:p text:style-name="P100"><draw:frame text:anchor-type="char" draw:z-index="59" draw:name="Shape1_0" draw:style-name="gr1" draw:text-style-name="P131" svg:width="7.677cm" svg:height="1.941cm" svg:x="9.322cm" svg:y="0.026cm"><draw:text-box><text:p><text:span text:style-name="T39"><text:s/></text:span><text:span text:style-name="T39">Export <text:s text:c="5"/>v2.6 </text:span></text:p><text:p><text:span text:style-name="T39"><text:s/></text:span><text:span text:style-name="T39">All <text:s text:c="3"/>Exporting </text:span></text:p></draw:text-box></draw:frame>Use the right-button to perform the export. The panel will show that it’s export for a brief period.</text:p>
      <text:p text:style-name="P100">The output can be saved for use in the import function.</text:p>
      <text:p text:style-name="P100">The export output is human readable, and can even be edited though that is not recommended.</text:p>
      <text:p text:style-name="P102">There will be one line for the system configuration, 16 lines for each input module, 8 lines for each output module, <text:span text:style-name="T36">8 lines for each output module’s locks </text:span>plus some comment lines (which start with a ‘#’ character), <text:span text:style-name="T37">something like this (many lines have been omitted for brevity):</text:span></text:p>
      <text:p text:style-name="P104">#System Version Detail <text:s/>Control <text:s/>Input <text:s text:c="2"/>Output <text:s/>Report<text:line-break/>System <text:s/>v2.6 <text:s text:c="3"/>i2cID <text:s text:c="2"/>10 <text:s text:c="6"/>20 <text:s text:c="5"/>50 <text:s text:c="5"/>Lon<text:span text:style-name="T37">g</text:span><text:line-break/>#Input <text:s/>Node <text:s text:c="3"/>Pin <text:s text:c="4"/>Type <text:s text:c="3"/>OutA <text:s text:c="3"/>OutB <text:s text:c="3"/>OutC <text:s text:c="3"/>OutD <text:s text:c="3"/>OutE <text:s text:c="3"/>OutF <text:s text:c="3"/>OutG<text:line-break/>Input <text:s text:c="2"/><text:span text:style-name="T36">8</text:span> <text:s text:c="6"/>0 <text:s text:c="6"/>On/Off <text:s/><text:span text:style-name="T36">4</text:span> <text:span text:style-name="T36">1</text:span> <text:s text:c="4"/>. 1 <text:s text:c="4"/><text:span text:style-name="T36">4</text:span> <text:span text:style-name="T36">0</text:span> <text:s text:c="4"/>. 1 <text:s text:c="4"/><text:span text:style-name="T36">5</text:span> <text:span text:style-name="T36">3</text:span> <text:s text:c="4"/>. . <text:s text:c="4"/>. .<text:line-break/>Input <text:s text:c="2"/><text:span text:style-name="T36">8</text:span> <text:s text:c="6"/>1 <text:s text:c="6"/>On/Off <text:s/>8 <text:span text:style-name="T36">2</text:span> <text:s text:c="4"/>. . <text:s text:c="4"/>. . <text:s text:c="4"/>. . <text:s text:c="4"/>. . <text:s text:c="4"/>. . <text:s text:c="4"/>. .<text:line-break/>Input <text:s text:c="2"/><text:span text:style-name="T36">8</text:span> <text:s text:c="6"/>2 <text:s text:c="6"/>On <text:s text:c="5"/><text:span text:style-name="T36">8 3</text:span> <text:s text:c="4"/>. . <text:s text:c="4"/>. . <text:s text:c="4"/>. . <text:s text:c="4"/>. . <text:s text:c="4"/>. . <text:s text:c="4"/>. .<text:line-break/>Input <text:s text:c="2"/><text:span text:style-name="T36">8</text:span> <text:s text:c="6"/>3 <text:s text:c="6"/>Off <text:s text:c="4"/>. . <text:s text:c="4"/><text:span text:style-name="T36">5</text:span> 1 <text:s text:c="4"/>. . <text:s text:c="4"/>. . <text:s text:c="4"/>. . <text:s text:c="4"/>. . <text:s text:c="4"/>. .<text:line-break/><text:line-break/>#Output Node <text:s text:c="3"/>Pin <text:s text:c="4"/>Type <text:s text:c="3"/>Lo <text:s text:c="5"/>Hi <text:s text:c="5"/>Spd <text:s text:c="4"/>Reset<text:line-break/>Output <text:s/><text:span text:style-name="T36">4</text:span> <text:s text:c="6"/>0 <text:s text:c="6"/>S<text:span text:style-name="T36">ervo </text:span><text:s text:c="2"/>00 <text:s text:c="5"/>b4 <text:s text:c="5"/>0e <text:s text:c="5"/>00<text:line-break/>Output <text:s/><text:span text:style-name="T36">4</text:span> <text:s text:c="6"/>1 <text:s text:c="6"/><text:span text:style-name="T36">Signal</text:span> <text:s/>b4 <text:s text:c="5"/>00 <text:s text:c="5"/>0d <text:s text:c="5"/>00<text:line-break/><text:span text:style-name="T37">O</text:span>utput <text:s/><text:span text:style-name="T36">4</text:span> <text:s text:c="6"/><text:span text:style-name="T36">2</text:span> <text:s text:c="6"/><text:span text:style-name="T36">LED <text:s text:c="2"/></text:span><text:s text:c="2"/><text:span text:style-name="T36">27</text:span> <text:s text:c="5"/><text:span text:style-name="T36">27</text:span> <text:s text:c="5"/>0<text:span text:style-name="T36">c</text:span> <text:s text:c="5"/>00<text:line-break/>Output <text:s/><text:span text:style-name="T36">4</text:span> <text:s text:c="6"/><text:span text:style-name="T36">3</text:span> <text:s text:c="6"/><text:span text:style-name="T36">Flash </text:span><text:s text:c="2"/><text:span text:style-name="T36">3f</text:span> <text:s text:c="5"/><text:span text:style-name="T36">3f</text:span> <text:s text:c="5"/><text:span text:style-name="T36">0d</text:span> <text:s text:c="5"/>00<text:line-break/><text:line-break/>#Lock <text:s text:c="2"/>Node <text:s text:c="3"/><text:span text:style-name="T36">P</text:span>in <text:s text:c="4"/>LockLoA LockLoB LockLoC LockLoD LockHiA LockHiB LockHiC LockHiD<text:line-break/>Lock <text:s text:c="3"/>4 <text:s text:c="6"/>0 <text:s text:c="6"/>. <text:s text:c="6"/>. <text:s text:c="6"/>. <text:s text:c="6"/>. <text:s text:c="6"/>. <text:s text:c="6"/>. <text:s text:c="6"/>. <text:s text:c="6"/>.<text:line-break/>Lock <text:s text:c="3"/>4 <text:s text:c="6"/>1 <text:s text:c="6"/>Hi 8 1 <text:s/>Lo 8 0 <text:s/>Hi 4 1 <text:s/>.<text:tab/>. <text:s text:c="4"/>. <text:s text:c="6"/>. <text:s text:c="6"/>. <text:s text:c="6"/>.<text:line-break/><text:span text:style-name="T37">L</text:span>ock <text:s text:c="3"/>4 <text:s text:c="6"/>2 <text:s text:c="6"/>Hi f 7 <text:s/>Lo 0 0 <text:s/>Hi f 7 <text:s/>Hi f 7 <text:s/>. <text:s text:c="6"/>. <text:s text:c="6"/>. <text:s text:c="6"/>.<text:line-break/></text:p>
      <text:p text:style-name="P105"/>
      <text:h text:style-name="P113" text:outline-level="3"><text:bookmark-start text:name="__RefHeading___Toc343_1673517113"/>Import menu<text:bookmark-end text:name="__RefHeading___Toc343_1673517113"/></text:h>
      <text:p text:style-name="P101">A previously saved export can be imported to restore the state if it’s been lost or damaged using a USB cable connected to a computer.</text:p>
      <text:p text:style-name="P101"><text:span text:style-name="T35">As for export, s</text:span>ome software capable of <text:span text:style-name="T35">writing to</text:span> the USB socket is required on the computer. The Arduino IDE is ideal for this.</text:p>
      <text:p text:style-name="P100"><draw:frame text:anchor-type="char" draw:z-index="60" draw:name="Shape1_0" draw:style-name="gr1" draw:text-style-name="P131" svg:width="7.677cm" svg:height="1.941cm" svg:x="9.322cm" svg:y="0.026cm"><draw:text-box><text:p><text:span text:style-name="T39"><text:s/></text:span><text:span text:style-name="T39">Import <text:s text:c="10"/></text:span></text:p><text:p><text:span text:style-name="T39"><text:s/></text:span><text:span text:style-name="T39">Waiting <text:s text:c="9"/></text:span></text:p></draw:text-box></draw:frame>In the top-level menu, select the Import menu and then use the right-button to move to the import mode.</text:p>
      <text:p text:style-name="P102">Using the Arduino IDE or other suitable comms software, send all or some of the data from a previously exported system to the Arduino via the USB cable.</text:p>
      <text:p text:style-name="P102"><draw:frame text:anchor-type="char" draw:z-index="61" draw:name="Shape1_0" draw:style-name="gr1" draw:text-style-name="P131" svg:width="7.677cm" svg:height="1.941cm" svg:x="9.322cm" svg:y="-0.178cm"><draw:text-box><text:p><text:span text:style-name="T39"><text:s/></text:span><text:span text:style-name="T39">Import <text:s text:c="3"/>System </text:span></text:p><text:p><text:span text:style-name="T39"><text:s text:c="18"/></text:span></text:p></draw:text-box></draw:frame>As each line is processed, a message indicating what was processed is displayed.</text:p>
      <text:p text:style-name="P106">A system line.</text:p>
      <text:p text:style-name="P106"><draw:frame text:anchor-type="char" draw:z-index="62" draw:name="Shape1_0" draw:style-name="gr1" draw:text-style-name="P131" svg:width="7.677cm" svg:height="1.941cm" svg:x="9.322cm" svg:y="0.026cm"><draw:text-box><text:p><text:span text:style-name="T39"><text:s/></text:span><text:span text:style-name="T39">Import <text:s text:c="3"/>Input <text:s/></text:span></text:p><text:p><text:span text:style-name="T39"><text:s/></text:span><text:span text:style-name="T39">On/Off <text:s text:c="4"/>8 <text:s/>0 <text:s/></text:span></text:p></draw:text-box></draw:frame>An input, <text:span text:style-name="T38">module 8, pin 0.</text:span></text:p>
      <text:p text:style-name="P102"/>
      <text:p text:style-name="P102"/>
      <text:p text:style-name="P107"><draw:frame text:anchor-type="char" draw:z-index="63" draw:name="Shape1_0" draw:style-name="gr1" draw:text-style-name="P131" svg:width="7.677cm" svg:height="1.941cm" svg:x="9.322cm" svg:y="0.026cm"><draw:text-box><text:p><text:span text:style-name="T39"><text:s/></text:span><text:span text:style-name="T39">Import <text:s text:c="3"/>Iutput <text:s/></text:span></text:p><text:p><text:span text:style-name="T39"><text:s/></text:span><text:span text:style-name="T39">On/Off <text:s text:c="4"/>4 <text:s/>1 <text:s/></text:span></text:p></draw:text-box></draw:frame>An output, module 4, pin 1.</text:p>
      <text:p text:style-name="P107"/>
      <text:p text:style-name="P107"/>
      <text:p text:style-name="P107"><draw:frame text:anchor-type="char" draw:z-index="64" draw:name="Shape1_0" draw:style-name="gr1" draw:text-style-name="P131" svg:width="7.677cm" svg:height="1.941cm" svg:x="9.322cm" svg:y="0.026cm"><draw:text-box><text:p><text:span text:style-name="T39"><text:s/></text:span><text:span text:style-name="T39">Import <text:s text:c="3"/>Lock <text:s text:c="2"/></text:span></text:p><text:p><text:span text:style-name="T39"><text:s/></text:span><text:span text:style-name="T39">On/Off <text:s text:c="4"/>4 <text:s/>2 <text:s/></text:span></text:p></draw:text-box></draw:frame>A lock for output module 4, pin 2.</text:p>
      <text:p text:style-name="P107"/>
      <text:p text:style-name="P107"/>
      <text:p text:style-name="P108"><draw:frame text:anchor-type="char" draw:z-index="65" draw:name="Shape1_0" draw:style-name="gr1" draw:text-style-name="P131" svg:width="7.677cm" svg:height="1.941cm" svg:x="9.322cm" svg:y="0.026cm"><draw:text-box><text:p><text:span text:style-name="T39"><text:s/></text:span><text:span text:style-name="T39">Import <text:s text:c="10"/></text:span></text:p><text:p><text:span text:style-name="T39"><text:s/></text:span><text:span text:style-name="T39">Waiting <text:s text:c="9"/></text:span></text:p></draw:text-box></draw:frame>When the importing is finished, the waiting message re-appears. Use any button to return to the top-level menu.</text:p>
      <text:p text:style-name="P103"/>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 svg:font-family="'Bitstream Vera Sans'" style:font-family-generic="roman" style:font-pitch="variable"/>
    <style:font-face style:name="Liberation Serif" svg:font-family="'Liberation Serif'"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style style:name="MT2" style:family="text">
      <style:text-properties officeooo:rsid="0011ef35"/>
    </style:style>
    <style:page-layout style:name="Mpm1">
      <style:page-layout-properties fo:page-width="21.001cm" fo:page-height="29.7cm" style:num-format="1" style:print-orientation="portrait" fo:margin-top="2cm" fo:margin-bottom="2cm" fo:margin-left="2cm" fo:margin-right="1.8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https://www.merg.org.uk/forum/memberlist.php?mode=viewprofile&amp;u=10994" text:style-name="Internet_20_link" text:visited-style-name="Visited_20_Internet_20_Link">M7915 Tony Clulow</text:a><text:tab/><text:span text:style-name="MT2">Page </text:span><text:span text:style-name="MT2"><text:page-number text:select-page="current">18</text:page-number></text:span><text:span text:style-name="MT2"><text:tab/>Extending EzyBus</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1-15T19:10:27.170167853</dc:date>
    <dc:language>en-US</dc:language>
    <meta:editing-cycles>39</meta:editing-cycles>
    <meta:editing-duration>PT4H51M13S</meta:editing-duration>
    <dc:title>arduino:projects:extending_ezybus</dc:title>
    <meta:document-statistic meta:table-count="0" meta:image-count="0" meta:object-count="0" meta:page-count="20" meta:paragraph-count="277" meta:word-count="4506" meta:character-count="25751" meta:non-whitespace-character-count="21024"/>
  </office:meta>
</office:document-meta>
</file>